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"/>
    </style:style>
    <style:style style:name="P26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7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8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9" style:family="paragraph" style:parent-style-name="Footnote">
      <style:text-properties style:font-name="Liberation Sans" officeooo:rsid="043ccc66" officeooo:paragraph-rsid="0e849f1d"/>
    </style:style>
    <style:style style:name="P30" style:family="paragraph" style:parent-style-name="Footnote">
      <style:text-properties style:font-name="Liberation Sans" officeooo:paragraph-rsid="04473353"/>
    </style:style>
    <style:style style:name="P31" style:family="paragraph" style:parent-style-name="Footnote">
      <style:text-properties style:font-name="Liberation Sans" officeooo:paragraph-rsid="0dd16467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7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59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2" style:family="paragraph" style:parent-style-name="Standard">
      <style:text-properties officeooo:paragraph-rsid="0c8b5238"/>
    </style:style>
    <style:style style:name="P63" style:family="paragraph" style:parent-style-name="Standard">
      <style:text-properties officeooo:paragraph-rsid="0b0ddd8e"/>
    </style:style>
    <style:style style:name="P64" style:family="paragraph" style:parent-style-name="Standard">
      <style:text-properties officeooo:paragraph-rsid="0ca56a54"/>
    </style:style>
    <style:style style:name="P65" style:family="paragraph" style:parent-style-name="Standard">
      <style:text-properties officeooo:paragraph-rsid="04f68805"/>
    </style:style>
    <style:style style:name="P66" style:family="paragraph" style:parent-style-name="Standard">
      <style:text-properties officeooo:paragraph-rsid="0bad8f69"/>
    </style:style>
    <style:style style:name="P67" style:family="paragraph" style:parent-style-name="Standard">
      <style:text-properties officeooo:paragraph-rsid="0a0f7b62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Standard">
      <style:text-properties officeooo:paragraph-rsid="0cc50ec9"/>
    </style:style>
    <style:style style:name="P70" style:family="paragraph" style:parent-style-name="Standard">
      <style:text-properties officeooo:paragraph-rsid="0cc5fe5b"/>
    </style:style>
    <style:style style:name="P71" style:family="paragraph" style:parent-style-name="Standard">
      <style:text-properties officeooo:paragraph-rsid="0ce3fa52"/>
    </style:style>
    <style:style style:name="P72" style:family="paragraph" style:parent-style-name="Standard">
      <style:text-properties officeooo:paragraph-rsid="0d09f881"/>
    </style:style>
    <style:style style:name="P73" style:family="paragraph" style:parent-style-name="Standard">
      <style:text-properties officeooo:paragraph-rsid="0d1ec96e"/>
    </style:style>
    <style:style style:name="P74" style:family="paragraph" style:parent-style-name="Standard">
      <style:text-properties officeooo:paragraph-rsid="0d5d07c4"/>
    </style:style>
    <style:style style:name="P75" style:family="paragraph" style:parent-style-name="Standard">
      <style:text-properties officeooo:paragraph-rsid="0d8c21b9"/>
    </style:style>
    <style:style style:name="P76" style:family="paragraph" style:parent-style-name="Standard">
      <style:text-properties officeooo:paragraph-rsid="0d72706e"/>
    </style:style>
    <style:style style:name="P77" style:family="paragraph" style:parent-style-name="Standard">
      <style:text-properties officeooo:paragraph-rsid="0dbec325"/>
    </style:style>
    <style:style style:name="P78" style:family="paragraph" style:parent-style-name="Standard">
      <style:text-properties officeooo:paragraph-rsid="0de414b5"/>
    </style:style>
    <style:style style:name="P79" style:family="paragraph" style:parent-style-name="Standard">
      <style:text-properties officeooo:paragraph-rsid="0dedec60"/>
    </style:style>
    <style:style style:name="P80" style:family="paragraph" style:parent-style-name="Standard">
      <style:text-properties officeooo:paragraph-rsid="0e03342d"/>
    </style:style>
    <style:style style:name="P81" style:family="paragraph" style:parent-style-name="Standard">
      <style:text-properties officeooo:paragraph-rsid="0e0463fc"/>
    </style:style>
    <style:style style:name="P82" style:family="paragraph" style:parent-style-name="Standard">
      <style:text-properties officeooo:paragraph-rsid="0e051aee"/>
    </style:style>
    <style:style style:name="P83" style:family="paragraph" style:parent-style-name="Standard">
      <style:text-properties officeooo:paragraph-rsid="0e0bda5c"/>
    </style:style>
    <style:style style:name="P84" style:family="paragraph" style:parent-style-name="Standard">
      <style:text-properties officeooo:paragraph-rsid="0e2a40f4"/>
    </style:style>
    <style:style style:name="P85" style:family="paragraph" style:parent-style-name="Standard">
      <style:text-properties officeooo:paragraph-rsid="0e2f7716"/>
    </style:style>
    <style:style style:name="P86" style:family="paragraph" style:parent-style-name="Standard">
      <style:text-properties officeooo:paragraph-rsid="0e38fc62"/>
    </style:style>
    <style:style style:name="P87" style:family="paragraph" style:parent-style-name="Standard">
      <style:text-properties officeooo:paragraph-rsid="0e61c509"/>
    </style:style>
    <style:style style:name="P88" style:family="paragraph" style:parent-style-name="Standard">
      <style:text-properties officeooo:paragraph-rsid="0e66c33c"/>
    </style:style>
    <style:style style:name="P89" style:family="paragraph" style:parent-style-name="Standard">
      <style:text-properties officeooo:paragraph-rsid="0e66fd24"/>
    </style:style>
    <style:style style:name="P90" style:family="paragraph" style:parent-style-name="Standard">
      <style:text-properties officeooo:paragraph-rsid="0e671814"/>
    </style:style>
    <style:style style:name="P91" style:family="paragraph" style:parent-style-name="Standard">
      <style:text-properties officeooo:paragraph-rsid="0e82f1b0"/>
    </style:style>
    <style:style style:name="P92" style:family="paragraph" style:parent-style-name="Standard">
      <style:text-properties officeooo:paragraph-rsid="0e8aa5aa"/>
    </style:style>
    <style:style style:name="P93" style:family="paragraph" style:parent-style-name="Standard">
      <style:text-properties officeooo:rsid="0e8aa5aa" officeooo:paragraph-rsid="0e8aa5aa"/>
    </style:style>
    <style:style style:name="P94" style:family="paragraph" style:parent-style-name="Standard">
      <style:text-properties officeooo:paragraph-rsid="0e9fd222"/>
    </style:style>
    <style:style style:name="P95" style:family="paragraph" style:parent-style-name="Standard">
      <style:text-properties officeooo:paragraph-rsid="0eb9c424"/>
    </style:style>
    <style:style style:name="P96" style:family="paragraph" style:parent-style-name="Footnote">
      <style:text-properties officeooo:paragraph-rsid="0d4c0055"/>
    </style:style>
    <style:style style:name="P97" style:family="paragraph" style:parent-style-name="Footnote">
      <style:text-properties officeooo:rsid="043ccc66" officeooo:paragraph-rsid="0e849f1d"/>
    </style:style>
    <style:style style:name="P98" style:family="paragraph" style:parent-style-name="Footnote">
      <style:text-properties officeooo:rsid="043ccc66" officeooo:paragraph-rsid="0ec8cada"/>
    </style:style>
    <style:style style:name="P99" style:family="paragraph" style:parent-style-name="Footnote">
      <style:text-properties officeooo:paragraph-rsid="0e927a73"/>
    </style:style>
    <style:style style:name="P10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1" style:family="paragraph" style:parent-style-name="Standard">
      <style:text-properties officeooo:rsid="0ec19879" officeooo:paragraph-rsid="0ec19879"/>
    </style:style>
    <style:style style:name="P102" style:family="paragraph" style:parent-style-name="Standard">
      <style:text-properties officeooo:paragraph-rsid="0ec19879"/>
    </style:style>
    <style:style style:name="P10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4" style:family="paragraph" style:parent-style-name="Standard">
      <style:text-properties officeooo:paragraph-rsid="0ec22dd8"/>
    </style:style>
    <style:style style:name="P105" style:family="paragraph" style:parent-style-name="Standard">
      <style:text-properties officeooo:paragraph-rsid="0ecb810d"/>
    </style:style>
    <style:style style:name="P106" style:family="paragraph" style:parent-style-name="Standard">
      <style:text-properties officeooo:paragraph-rsid="0ecd4bf5"/>
    </style:style>
    <style:style style:name="P107" style:family="paragraph" style:parent-style-name="Standard">
      <style:text-properties officeooo:paragraph-rsid="0e460a91"/>
    </style:style>
    <style:style style:name="P108" style:family="paragraph" style:parent-style-name="Standard">
      <style:text-properties officeooo:paragraph-rsid="0e4746e6"/>
    </style:style>
    <style:style style:name="P10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1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8dca5"/>
    </style:style>
    <style:style style:name="P1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1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48dca5"/>
    </style:style>
    <style:style style:name="P113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1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5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8" style:family="paragraph" style:parent-style-name="Standard">
      <style:text-properties officeooo:paragraph-rsid="0eec8b7e"/>
    </style:style>
    <style:style style:name="P119" style:family="paragraph" style:parent-style-name="Standard">
      <style:text-properties officeooo:paragraph-rsid="0eecbf7f"/>
    </style:style>
    <style:style style:name="P12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2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e2b2f17" style:font-size-asian="12pt" style:font-size-complex="12pt"/>
    </style:style>
    <style:style style:name="T9" style:family="text">
      <style:text-properties style:font-name="Liberation Sans" fo:font-size="12pt" officeooo:rsid="0e2e0824" style:font-size-asian="12pt" style:font-size-complex="12pt"/>
    </style:style>
    <style:style style:name="T10" style:family="text">
      <style:text-properties style:font-name="Liberation Sans" fo:font-size="12pt" officeooo:rsid="047da547" style:font-size-asian="12pt"/>
    </style:style>
    <style:style style:name="T1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21" style:family="text">
      <style:text-properties style:font-name="Liberation Sans" fo:font-size="12pt" fo:font-weight="bold" officeooo:rsid="0e319beb" style:font-size-asian="12pt" style:font-weight-asian="bold" style:font-size-complex="12pt" style:font-weight-complex="bold"/>
    </style:style>
    <style:style style:name="T22" style:family="text">
      <style:text-properties style:font-name="Liberation Sans" officeooo:rsid="047fb57c"/>
    </style:style>
    <style:style style:name="T23" style:family="text">
      <style:text-properties style:font-name="Liberation Sans" officeooo:rsid="047da547"/>
    </style:style>
    <style:style style:name="T24" style:family="text">
      <style:text-properties style:font-name="Liberation Sans" fo:font-size="10pt" style:font-size-asian="10pt" style:font-size-complex="10pt"/>
    </style:style>
    <style:style style:name="T25" style:family="text">
      <style:text-properties style:font-name="Liberation Sans" fo:font-size="10pt" officeooo:rsid="0db4d737" style:font-size-asian="10pt" style:font-size-complex="10pt"/>
    </style:style>
    <style:style style:name="T26" style:family="text">
      <style:text-properties style:font-name="Liberation Sans" fo:font-size="10pt" officeooo:rsid="0db5d4ba" style:font-size-asian="10pt" style:font-size-complex="10pt"/>
    </style:style>
    <style:style style:name="T27" style:family="text">
      <style:text-properties fo:language="nl" fo:country="NL" style:language-asian="nl" style:country-asian="NL"/>
    </style:style>
    <style:style style:name="T28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31" style:family="text">
      <style:text-properties officeooo:rsid="02f99a6c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3b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79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1df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9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20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2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22" style:family="text">
      <style:text-properties fo:color="#000000" loext:opacity="100%" style:text-line-through-style="none" style:text-line-through-type="none" style:font-name="Liberation Sans" fo:font-size="12pt" style:text-underline-style="none" officeooo:rsid="0d2b3cbd" style:font-size-asian="12pt" style:font-size-complex="12pt"/>
    </style:style>
    <style:style style:name="T223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24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2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9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0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1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0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3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7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8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9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0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1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2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33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4" style:family="text">
      <style:text-properties fo:color="#000000" loext:opacity="100%" style:font-name="Liberation Sans" fo:font-size="12pt" fo:language="nl" fo:country="NL" officeooo:rsid="0e3b8d4d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5" style:family="text">
      <style:text-properties fo:color="#000000" loext:opacity="100%" style:font-name="Liberation Sans" fo:font-size="12pt" fo:language="nl" fo:country="NL" officeooo:rsid="0e3eaad3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6" style:family="text">
      <style:text-properties fo:color="#000000" loext:opacity="100%" style:font-name="Liberation Sans" fo:font-size="12pt" fo:language="nl" fo:country="NL" officeooo:rsid="0e460a91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7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8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9" style:family="text">
      <style:text-properties fo:color="#000000" loext:opacity="100%" style:font-name="Liberation Sans" fo:font-size="12pt" fo:language="nl" fo:country="NL" officeooo:rsid="0ee5565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0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2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3" style:family="text">
      <style:text-properties fo:color="#000000" loext:opacity="100%" style:font-name="Liberation Sans" fo:font-size="12pt" fo:language="nl" fo:country="NL" fo:font-weight="bold" officeooo:rsid="0e460a91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4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5" style:family="text">
      <style:text-properties fo:color="#000000" loext:opacity="100%" style:font-name="Liberation Sans" fo:font-size="12pt" fo:language="nl" fo:country="NL" fo:font-weight="bold" officeooo:rsid="0e319be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6" style:family="text">
      <style:text-properties fo:color="#000000" loext:opacity="100%" style:font-name="Liberation Sans" fo:font-size="12pt" fo:language="nl" fo:country="NL" fo:font-weight="bold" officeooo:rsid="0ee5ca94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7" style:family="text">
      <style:text-properties fo:color="#000000" loext:opacity="100%" style:font-name="Liberation Sans" fo:font-size="12pt" style:font-size-asian="12pt" style:font-size-complex="12pt"/>
    </style:style>
    <style:style style:name="T34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49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50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51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52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53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54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55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56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57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58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59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60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61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62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63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64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65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66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67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0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2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3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4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5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6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7" style:family="text">
      <style:text-properties fo:color="#000000" loext:opacity="100%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8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9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8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3" style:family="text">
      <style:text-properties style:use-window-font-color="true" loext:opacity="0%" style:font-name="Liberation Sans" officeooo:rsid="047da547"/>
    </style:style>
    <style:style style:name="T38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7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4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0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4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5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6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7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8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9" style:family="text">
      <style:text-properties style:use-window-font-color="true" loext:opacity="0%" style:font-name="Liberation Sans" fo:font-size="12pt" style:font-size-asian="12pt" style:font-size-complex="12pt"/>
    </style:style>
    <style:style style:name="T410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11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2" style:family="text">
      <style:text-properties officeooo:rsid="04473353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officeooo:rsid="0e48dca5" style:font-weight-asian="bold" style:font-weight-complex="bold"/>
    </style:style>
    <style:style style:name="T415" style:family="text">
      <style:text-properties fo:font-weight="bold" officeooo:rsid="0ee5ca94" style:font-weight-asian="bold" style:font-weight-complex="bold"/>
    </style:style>
    <style:style style:name="T416" style:family="text">
      <style:text-properties officeooo:rsid="0aace3cd"/>
    </style:style>
    <style:style style:name="T417" style:family="text">
      <style:text-properties fo:font-size="10pt" style:font-size-asian="10pt" style:font-size-complex="10pt"/>
    </style:style>
    <style:style style:name="T418" style:family="text">
      <style:text-properties officeooo:rsid="0394a435"/>
    </style:style>
    <style:style style:name="T419" style:family="text">
      <style:text-properties officeooo:rsid="0b668458"/>
    </style:style>
    <style:style style:name="T420" style:family="text">
      <style:text-properties officeooo:rsid="0c125172"/>
    </style:style>
    <style:style style:name="T42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2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3" style:family="text">
      <style:text-properties officeooo:rsid="0cf7e116"/>
    </style:style>
    <style:style style:name="T424" style:family="text">
      <style:text-properties officeooo:rsid="0b952edb"/>
    </style:style>
    <style:style style:name="T425" style:family="text">
      <style:text-properties loext:padding="0.049cm" loext:border="0.31pt solid #000000"/>
    </style:style>
    <style:style style:name="T426" style:family="text">
      <style:text-properties officeooo:rsid="0ec3cb48"/>
    </style:style>
    <style:style style:name="T427" style:family="text">
      <style:text-properties officeooo:rsid="0ec42890"/>
    </style:style>
    <style:style style:name="T428" style:family="text">
      <style:text-properties officeooo:rsid="0ec6fcb2"/>
    </style:style>
    <style:style style:name="T429" style:family="text">
      <style:text-properties officeooo:rsid="0e3b8d4d"/>
    </style:style>
    <style:style style:name="T430" style:family="text">
      <style:text-properties officeooo:rsid="0e2b2f17"/>
    </style:style>
    <style:style style:name="T431" style:family="text">
      <style:text-properties officeooo:rsid="0e3cac9e"/>
    </style:style>
    <style:style style:name="T432" style:family="text">
      <style:text-properties officeooo:rsid="0e3dd250"/>
    </style:style>
    <style:style style:name="T433" style:family="text">
      <style:text-properties officeooo:rsid="0e48dca5"/>
    </style:style>
    <style:style style:name="T43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3"><text:span text:style-name="T287">C</text:span><text:span text:style-name="T286">hecklist voor </text:span><text:span text:style-name="T288">de installatie</text:span><text:span text:style-name="T286"> van </text:span><text:reference-mark-start text:name="Distributie"/><text:span text:style-name="T289">Debian</text:span><text:reference-mark-end text:name="Distributie"/><text:span text:style-name="T290"> </text:span><text:span text:style-name="T291">GNU/Linux </text:span><text:reference-mark-start text:name="Versie"/><text:span text:style-name="T289">1</text:span><text:span text:style-name="T292">1</text:span><text:reference-mark-end text:name="Versie"/><text:span text:style-name="Strong_20_Emphasis"><text:span text:style-name="T326"> </text:span></text:span><text:span text:style-name="Strong_20_Emphasis"><text:span text:style-name="T327">LTS</text:span></text:span><text:span text:style-name="T293"><text:note text:id="ftn1" text:note-class="footnote"><text:note-citation>1</text:note-citation><text:note-body><text:p text:style-name="P31"><text:span text:style-name="T418">Deze versie heeft codenaam </text:span><text:span text:style-name="T367">B</text:span><text:span text:style-name="T368">ullseye</text:span><text:span text:style-name="T419"> </text:span><text:span text:style-name="T420">(</text:span><text:span text:style-name="T368">bullseye</text:span><text:span text:style-name="T420">)</text:span><text:span text:style-name="T419"> </text:span><text:span text:style-name="T369">en is een zogenaamde LTS-versie (</text:span><text:span text:style-name="T370">LTS=</text:span><text:span text:style-name="T369">Long-Term Support, langetermijnondersteuning). <text:s/></text:span><text:span text:style-name="T371">Deze</text:span><text:span text:style-name="T369"> LTS-versie versch</text:span><text:span text:style-name="T371">een </text:span><text:span text:style-name="T372">in </text:span><text:span text:style-name="T373">augustus</text:span><text:span text:style-name="T369"> 20</text:span><text:span text:style-name="T373">2</text:span><text:span text:style-name="T371">1</text:span><text:span text:style-name="T369"> en wordt </text:span><text:span text:style-name="T378">standaard </text:span><text:span text:style-name="T369">vanaf vrijgave </text:span><text:span text:style-name="T372">vijf</text:span><text:span text:style-name="T369"> jaar ondersteund</text:span><text:span text:style-name="T374"> </text:span><text:span text:style-name="T369">(</text:span><text:span text:style-name="T375">updates </text:span><text:span text:style-name="T369">tot </text:span><text:span text:style-name="T373">augustus</text:span><text:span text:style-name="T371"> </text:span><text:span text:style-name="T369">202</text:span><text:span text:style-name="T373">6</text:span><text:span text:style-name="T374">)</text:span><text:span text:style-name="T376">.</text:span></text:p></text:note-body></text:note></text:span><text:span text:style-name="T294"> </text:span><text:reference-mark-start text:name="Editie"/><text:span text:style-name="T295">desktop</text:span><text:reference-mark-end text:name="Editie"/><text:span text:style-name="T296">.</text:span></text:p>
      <text:p text:style-name="P4"/>
      <text:p text:style-name="Standard"><text:span text:style-name="T42">Kijk op</text:span><text:span text:style-name="T318"> </text:span><text:a xlink:type="simple" xlink:href="https://karelzimmer.nl/" text:style-name="Internet_20_link" text:visited-style-name="Visited_20_Internet_20_Link"><text:span text:style-name="T11">karelzimmer.nl</text:span></text:a><text:span text:style-name="T318"> </text:span><text:span text:style-name="T380">voor</text:span><text:span text:style-name="T381"> </text:span><text:span text:style-name="T382">deze en andere </text:span><text:span text:style-name="T43">checklists, scripts, </text:span><text:span text:style-name="T44">en informatie</text:span><text:span text:style-name="T43">.</text:span></text:p>
      <text:p text:style-name="P4"/>
      <text:p text:style-name="P4"><text:span text:style-name="T33">D</text:span><text:span text:style-name="T32">it is een invulbare PD</text:span><text:span text:style-name="T34">F</text:span><text:span text:style-name="T32"> met tekst- en keuzevakken; </text:span><text:span text:style-name="T35">a</text:span><text:span text:style-name="T32">fdrukken is niet noodzakelijk.</text:span></text:p>
      <text:p text:style-name="P40"/>
      <text:p text:style-name="P39"><text:span text:style-name="T1">V</text:span><text:span text:style-name="T22">ul de waarden in het tekstvak achter de </text:span><text:span text:style-name="Definition"><text:span text:style-name="T10">schuingedrukte</text:span></text:span><text:span text:style-name="T1"> </text:span><text:span text:style-name="T23">woorden </text:span><text:span text:style-name="T383">(zie toelichting)</text:span><text:span text:style-name="T23">:</text:span></text:p>
      <text:p text:style-name="P34"><text:span text:style-name="Definition"><text:span text:style-name="T385">g</text:span></text:span><text:span text:style-name="Definition"><text:span text:style-name="T384">ebruiker</text:span></text:span><text:span text:style-name="Definition"><text:span text:style-name="T389"><text:tab/><text:tab/></text:span></text:span><text:span text:style-name="Definition"><text:span text:style-name="T409"> <text:tab/><text:tab/></text:span></text:span><text:span text:style-name="T390"><draw:control text:anchor-type="as-char" svg:y="-0.429cm" draw:z-index="11" draw:name="Gebruiker" draw:style-name="gr2" draw:text-style-name="P121" svg:width="6.061cm" svg:height="0.6cm" draw:control="control12"><svg:title>Gebruiker</svg:title><svg:desc>Volledige naam, bijv. Jan Stek</svg:desc></draw:control></text:span><text:span text:style-name="T390"><text:tab/></text:span><text:span text:style-name="T391">(</text:span><text:span text:style-name="T386">volledige naam, bijv. </text:span><text:span text:style-name="T404">J</text:span><text:span text:style-name="T405">a</text:span><text:span text:style-name="T404">n </text:span><text:span text:style-name="T405">Jansen</text:span><text:span text:style-name="T387">)</text:span></text:p>
      <text:p text:style-name="Standard"><text:span text:style-name="Definition"><text:span text:style-name="T385">g</text:span></text:span><text:span text:style-name="Definition"><text:span text:style-name="T384">ebruikersnaam<text:tab/></text:span></text:span><text:span text:style-name="Definition"><text:span text:style-name="T384"><draw:control text:anchor-type="as-char" svg:y="-0.429cm" draw:z-index="12" draw:name="Gberuikersnaam" draw:style-name="gr2" draw:text-style-name="P121" svg:width="6.061cm" svg:height="0.6cm" draw:control="control13"><svg:title>Gebruikersnaam</svg:title><svg:desc>Korte naam, bijv. jan</svg:desc></draw:control></text:span></text:span><text:span text:style-name="Definition"><text:span text:style-name="T384"><text:tab/></text:span></text:span><text:span text:style-name="T12">(korte naam, bijv. </text:span><text:span text:style-name="T315">j</text:span><text:span text:style-name="T316">a</text:span><text:span text:style-name="T315">n</text:span><text:span text:style-name="T12">)</text:span></text:p>
      <text:p text:style-name="P33"><text:span text:style-name="Definition"><text:span text:style-name="T393">c</text:span></text:span><text:span text:style-name="Definition"><text:span text:style-name="T392">omputernaam<text:tab/><text:tab/></text:span></text:span><text:span text:style-name="Definition"><text:span text:style-name="T390"><draw:control text:anchor-type="as-char" svg:y="-0.429cm" draw:z-index="13" draw:name="Computernaam" draw:style-name="gr2" draw:text-style-name="P121" svg:width="6.061cm" svg:height="0.6cm" draw:control="control14"><svg:title>Computernaam</svg:title><svg:desc>Unieke naam van de computer</svg:desc></draw:control></text:span></text:span><text:span text:style-name="Definition"><text:span text:style-name="T390"><text:tab/></text:span></text:span><text:span text:style-name="Definition"><text:span text:style-name="T396">(</text:span></text:span><text:span text:style-name="Definition"><text:span text:style-name="T397">naam van de compute</text:span></text:span><text:span text:style-name="Definition"><text:span text:style-name="T398">r, </text:span></text:span><text:span text:style-name="Definition"><text:span text:style-name="T399">bijv. p</text:span></text:span><text:span text:style-name="Definition"><text:span text:style-name="T400">c02</text:span></text:span><text:span text:style-name="Definition"><text:span text:style-name="T396">)</text:span></text:span></text:p>
      <text:p text:style-name="P33"><text:span text:style-name="Definition"><text:span text:style-name="T385">o</text:span></text:span><text:span text:style-name="Definition"><text:span text:style-name="T384">pstartmenu</text:span></text:span><text:span text:style-name="Definition"><text:span text:style-name="T390"><text:tab/><text:tab/><text:tab/></text:span></text:span><text:span text:style-name="Definition"><text:span text:style-name="T390"><draw:control text:anchor-type="as-char" svg:y="-0.429cm" draw:z-index="14" draw:name="Opstartmenu" draw:style-name="gr2" draw:text-style-name="P121" svg:width="6.061cm" svg:height="0.6cm" draw:control="control15"><svg:title>Opstartmenu</svg:title><svg:desc>Toets voor het opstartmenu ("bootmenu")</svg:desc></draw:control></text:span></text:span><text:span text:style-name="Definition"><text:span text:style-name="T390"><text:tab/></text:span></text:span><text:span text:style-name="Definition"><text:span text:style-name="T396">(</text:span></text:span><text:span text:style-name="Definition"><text:span text:style-name="T397">to</text:span></text:span><text:span text:style-name="Definition"><text:span text:style-name="T401">ets voor het opstartmedium</text:span></text:span><text:span text:style-name="Definition"><text:span text:style-name="T402">)</text:span></text:span></text:p>
      <text:p text:style-name="P33"><text:span text:style-name="Definition"><text:span text:style-name="T394">i</text:span></text:span><text:span text:style-name="Definition"><text:span text:style-name="T395">nstellingen</text:span></text:span><text:span text:style-name="T396"><text:tab/> <text:tab/><text:tab/></text:span><text:span text:style-name="T396"><draw:control text:anchor-type="as-char" svg:y="-0.429cm" draw:z-index="10" draw:name="Instellingen" draw:style-name="gr2" draw:text-style-name="P121" svg:width="6.061cm" svg:height="0.6cm" draw:control="control11"><svg:title>Instellingen</svg:title><svg:desc>Toets voor het BIOS/UEFI-scherm ("setup")</svg:desc></draw:control></text:span><text:span text:style-name="T396"><text:tab/>(</text:span><text:span text:style-name="T397">toets voor het BIOS/UEFI-scherm</text:span><text:span text:style-name="T396">)</text:span></text:p>
      <text:p text:style-name="P36"><text:span text:style-name="Definition"><text:span text:style-name="T407">g</text:span></text:span><text:span text:style-name="Definition"><text:span text:style-name="T406">ebruiker</text:span></text:span><text:span text:style-name="Definition"><text:span text:style-name="T408">2</text:span></text:span><text:span text:style-name="Definition"><text:span text:style-name="T389"><text:tab/></text:span></text:span><text:span text:style-name="Definition"><text:span text:style-name="T409"> <text:tab/><text:tab/></text:span></text:span><text:span text:style-name="T390"><draw:control text:anchor-type="as-char" svg:y="-0.429cm" draw:z-index="26" draw:name="Gebruiker 1" draw:style-name="gr2" draw:text-style-name="P121" svg:width="6.061cm" svg:height="0.6cm" draw:control="control27"><svg:title>Gebruiker</svg:title><svg:desc>Volledige naam, bijv. Jan Stek</svg:desc></draw:control></text:span><text:span text:style-name="T390"><text:tab/></text:span><text:span text:style-name="T391">(</text:span><text:span text:style-name="T386">volledige naam </text:span><text:span text:style-name="T388">evt. 2</text:span><text:span text:style-name="T410">e</text:span><text:span text:style-name="T388"> gebruiker</text:span><text:span text:style-name="T387">)</text:span></text:p>
      <text:p text:style-name="P106"><text:span text:style-name="Definition"><text:span text:style-name="T407">g</text:span></text:span><text:span text:style-name="Definition"><text:span text:style-name="T406">ebruikersnaam</text:span></text:span><text:span text:style-name="Definition"><text:span text:style-name="T408">2</text:span></text:span><text:span text:style-name="Definition"><text:span text:style-name="T384"><text:tab/></text:span></text:span><text:span text:style-name="Definition"><text:span text:style-name="T384"><draw:control text:anchor-type="as-char" svg:y="-0.429cm" draw:z-index="27" draw:name="Gberuikersnaam 1" draw:style-name="gr2" draw:text-style-name="P121" svg:width="6.061cm" svg:height="0.6cm" draw:control="control28"><svg:title>Gebruikersnaam</svg:title><svg:desc>Korte naam, bijv. jan</svg:desc></draw:control></text:span></text:span><text:span text:style-name="Definition"><text:span text:style-name="T384"><text:tab/></text:span></text:span><text:span text:style-name="T12">(korte naam</text:span><text:span text:style-name="T317"> </text:span><text:span text:style-name="T403">evt. 2</text:span><text:span text:style-name="T411">e</text:span><text:span text:style-name="T403"> gebruiker</text:span><text:span text:style-name="T12">)</text:span></text:p>
      <text:p text:style-name="P36"><text:span text:style-name="T303">Vervang </text:span><text:span text:style-name="Definition"><text:span text:style-name="T14">schuingedrukte</text:span></text:span><text:span text:style-name="T303"> </text:span><text:span text:style-name="T304">woorden </text:span><text:span text:style-name="T303">in deze checklist door </text:span><text:span text:style-name="T304">boven</text:span><text:span text:style-name="T303">staande waarden.</text:span></text:p>
      <text:p text:style-name="P41"/>
      <text:p text:style-name="P35"><text:span text:style-name="Strong_20_Emphasis"><text:span text:style-name="T311"/></text:span></text:p>
      <text:p text:style-name="P37"><text:span text:style-name="T313">Nog niet op Linux?</text:span><text:span text:style-name="T305"><text:tab/></text:span><text:span text:style-name="T308"><text:tab/></text:span><text:span text:style-name="T309">G</text:span><text:span text:style-name="T302">ebruik </text:span><text:span text:style-name="Strong_20_Emphasis"><text:span text:style-name="T314">Checklist migratie</text:span></text:span><text:span text:style-name="T302"> op </text:span><text:a xlink:type="simple" xlink:href="https://karelzimer.nl/" text:style-name="Internet_20_link" text:visited-style-name="Visited_20_Internet_20_Link"><text:span text:style-name="Internet_20_link"><text:span text:style-name="T13">karelzimmer.nl</text:span></text:span></text:a><text:span text:style-name="T306"> onder </text:span><text:span text:style-name="T312">Linux</text:span><text:span text:style-name="T307">.</text:span></text:p>
      <text:p text:style-name="P24"><text:span text:style-name="T284">Nieuwe installatie?</text:span><text:span text:style-name="T279"><text:tab/></text:span><text:span text:style-name="T281"></text:span><text:span text:style-name="T283"><text:tab/></text:span><text:span text:style-name="T282">B</text:span><text:span text:style-name="T279">egin bij hoofdstuk </text:span><text:span text:style-name="T284"><text:bookmark-ref text:reference-format="page" text:ref-name="__RefNumPara__4009_1271708128">2</text:bookmark-ref></text:span><text:span text:style-name="T284"><text:s text:c="2"/></text:span><text:span text:style-name="T285"><text:bookmark-ref text:reference-format="text" text:ref-name="__RefNumPara__4009_1271708128">Installatie uitvoeren</text:bookmark-ref></text:span><text:span text:style-name="T280">.</text:span></text:p>
      <text:p text:style-name="P32"><text:span text:style-name="Strong_20_Emphasis"><text:span text:style-name="T310"/></text:span></text:p>
      <text:list xml:id="list2978487971" text:style-name="L1">
        <text:list-item>
          <text:p text:style-name="P114"><text:bookmark-start text:name="__RefNumPara__4083_1271708128"/>Installatie voorbereiden<text:bookmark-end text:name="__RefNumPara__4083_1271708128"/></text:p>
        </text:list-item>
      </text:list>
      <text:p text:style-name="P4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4"><text:span text:style-name="Strong_20_Emphasis"><text:span text:style-name="T70"><text:s/></text:span></text:span><text:span text:style-name="Strong_20_Emphasis"><text:span text:style-name="T126"><draw:control text:anchor-type="as-char" draw:z-index="25" draw:name="Vorm 1" draw:style-name="gr1" draw:text-style-name="P120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03">Leg Wi<text:span text:style-name="T426">F</text:span>i-<text:span text:style-name="T427">gegevens vast zoals de naam v</text:span><text:span text:style-name="T428">a</text:span><text:span text:style-name="T427">n het netwerk (SSID) en wachtwoord</text:span><text:span text:style-name="Strong_20_Emphasis"><text:span text:style-name="T125"><text:note text:id="ftn2" text:note-class="footnote"><text:note-citation>2</text:note-citation><text:note-body><text:p text:style-name="P98"><text:span text:style-name="User_20_Entry"><text:span text:style-name="T231">Bijv. </text:span></text:span><text:span text:style-name="User_20_Entry"><text:span text:style-name="T230">met </text:span></text:span><text:span text:style-name="User_20_Entry"><text:span text:style-name="T257">Terminalvenster</text:span></text:span><text:span text:style-name="User_20_Entry"><text:span text:style-name="T229"> </text:span></text:span><text:span text:style-name="User_20_Entry"><text:span text:style-name="T231">opdracht</text:span></text:span><text:span text:style-name="User_20_Entry"><text:span text:style-name="T229">: </text:span></text:span><text:span text:style-name="User_20_Entry"><text:span text:style-name="T276">sudo </text:span></text:span><text:span text:style-name="User_20_Entry"><text:span text:style-name="T278">more</text:span></text:span><text:span text:style-name="User_20_Entry"><text:span text:style-name="T276"> </text:span></text:span><text:span text:style-name="User_20_Entry"><text:span text:style-name="T277">/etc/NetworkManager/system-connections/</text:span></text:span><text:span text:style-name="User_20_Entry"><text:span text:style-name="T276">*</text:span></text:span></text:p></text:note-body></text:note></text:span></text:span><text:span text:style-name="Strong_20_Emphasis"><text:span text:style-name="T125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100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9"><text:span text:style-name="Strong_20_Emphasis"><text:span text:style-name="T70"><text:s/></text:span></text:span><text:span text:style-name="Strong_20_Emphasis"><text:span text:style-name="T126"><draw:control text:anchor-type="as-char" draw:z-index="0" draw:name="Vorm3" draw:style-name="gr1" draw:text-style-name="P12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0"><text:span text:style-name="Strong_20_Emphasis"><text:span text:style-name="T70">Aanmelden als </text:span></text:span><text:span text:style-name="Definition"><text:span text:style-name="T17">gebruike</text:span></text:span><text:span text:style-name="Definition"><text:span text:style-name="T18">r</text:span></text:span><text:span text:style-name="Strong_20_Emphasis"><text:span text:style-name="T71"><text:note text:id="ftn3" text:note-class="footnote"><text:note-citation>3</text:note-citation><text:note-body><text:p text:style-name="P29"><text:span text:style-name="T267">E</text:span><text:span text:style-name="T268">v</text:span><text:span text:style-name="T269">en</text:span><text:span text:style-name="T271">t</text:span><text:span text:style-name="T272">uele </text:span><text:span text:style-name="T273">extra </text:span><text:span text:style-name="T275">gebruiker</text:span><text:span text:style-name="T273">s aanmelden </text:span><text:span text:style-name="T274">en dezelfde stappen uitvoeren</text:span><text:span text:style-name="T270">.</text:span></text:p></text:note-body></text:note></text:span></text:span><text:span text:style-name="Strong_20_Emphasis"><text:span text:style-name="T71">.</text:span></text:span></text:p>
          </table:table-cell>
        </table:table-row>
        <table:table-row table:style-name="TableLine94189751171488">
          <table:table-cell table:style-name="_31_._5f_Installatie_5f_voorbereiden.A1" office:value-type="string">
            <text:p text:style-name="P62"><text:span text:style-name="Strong_20_Emphasis"><text:span text:style-name="T70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189751171776">
          <table:table-cell table:style-name="_31_._5f_Installatie_5f_voorbereiden.A1" office:value-type="string">
            <text:p text:style-name="P69"><text:span text:style-name="Strong_20_Emphasis"><text:span text:style-name="T70"><text:s/></text:span></text:span><text:span text:style-name="Strong_20_Emphasis"><text:span text:style-name="T126"><draw:control text:anchor-type="as-char" draw:z-index="15" draw:name="Vorm4" draw:style-name="gr1" draw:text-style-name="P120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118"><text:span text:style-name="Strong_20_Emphasis"><text:span text:style-name="T70">Installeer </text:span></text:span><text:span text:style-name="Strong_20_Emphasis"><text:span text:style-name="T122">scripts en documenten van Karel Zimmer </text:span></text:span><text:span text:style-name="Strong_20_Emphasis"><text:span text:style-name="T73">via </text:span></text:span><text:span text:style-name="Strong_20_Emphasis"><text:span text:style-name="T75">een </text:span></text:span><text:span text:style-name="Strong_20_Emphasis"><text:span text:style-name="T76">druk op de </text:span></text:span><text:span text:style-name="Strong_20_Emphasis"><text:span text:style-name="T90">Super</text:span></text:span><text:span text:style-name="Strong_20_Emphasis"><text:span text:style-name="T76">-toets</text:span></text:span><text:span text:style-name="Strong_20_Emphasis"><text:span text:style-name="T76"><text:note text:id="ftn4" text:note-class="footnote"><text:note-citation>4</text:note-citation><text:note-body><text:p text:style-name="P26"><text:span text:style-name="T297">De </text:span><text:span text:style-name="T298">Super</text:span><text:span text:style-name="T297">-toets is de Windows</text:span><text:span text:style-name="T299">-</text:span><text:span text:style-name="T300">toets</text:span><text:span text:style-name="T297">, </text:span><text:span text:style-name="T299">C</text:span><text:span text:style-name="T297">ommand-</text:span><text:span text:style-name="T300">toets</text:span><text:span text:style-name="T297">, of </text:span><text:span text:style-name="T299">V</text:span><text:span text:style-name="T297">ergrootglas-toets.</text:span></text:p></text:note-body></text:note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59">ter</text:span></text:span><text:span text:style-name="Strong_20_Emphasis"><text:span text:style-name="T160">m</text:span></text:span><text:span text:style-name="Strong_20_Emphasis"><text:span text:style-name="T79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61">Terminalvenster</text:span></text:span><text:span text:style-name="Strong_20_Emphasis"><text:span text:style-name="T82">.</text:span></text:span><text:span text:style-name="Strong_20_Emphasis"><text:span text:style-name="T79"> </text:span></text:span></text:p>
          </table:table-cell>
        </table:table-row>
        <table:table-row table:style-name="TableLine94189751172064">
          <table:table-cell table:style-name="_31_._5f_Installatie_5f_voorbereiden.A1" office:value-type="string">
            <text:p text:style-name="P73"><text:span text:style-name="Strong_20_Emphasis"><text:span text:style-name="T70"/></text:span></text:p>
          </table:table-cell>
          <table:table-cell table:style-name="_31_._5f_Installatie_5f_voorbereiden.A1" office:value-type="string">
            <text:p text:style-name="P77"><text:span text:style-name="T4">Typ</text:span><text:span text:style-name="Strong_20_Emphasis"><text:span text:style-name="T83">, of </text:span></text:span><text:span text:style-name="Strong_20_Emphasis"><text:span text:style-name="T79">kopieer en plak, de</text:span></text:span><text:span text:style-name="Strong_20_Emphasis"><text:span text:style-name="T84">z</text:span></text:span><text:span text:style-name="Strong_20_Emphasis"><text:span text:style-name="T79">e </text:span></text:span><text:span text:style-name="Strong_20_Emphasis"><text:span text:style-name="T85">drie </text:span></text:span><text:span text:style-name="Strong_20_Emphasis"><text:span text:style-name="T79">opdrachten, ieder gevolgd door de </text:span></text:span><text:span text:style-name="Strong_20_Emphasis"><text:span text:style-name="T74">Enter</text:span></text:span><text:span text:style-name="Strong_20_Emphasis"><text:span text:style-name="T73">-toets:<text:line-break/></text:span></text:span><text:span text:style-name="User_20_Entry"><text:span text:style-name="T36">sudo</text:span></text:span><text:span text:style-name="User_20_Entry"><text:span text:style-name="T37"> </text:span></text:span><text:span text:style-name="User_20_Entry"><text:span text:style-name="T36">apt install wget</text:span></text:span></text:p>
            <text:p text:style-name="P77"><text:span text:style-name="User_20_Entry"><text:span text:style-name="T37">wget karelzimmer.nl/</text:span></text:span><text:span text:style-name="User_20_Entry"><text:span text:style-name="T38">kz</text:span></text:span><text:span text:style-name="User_20_Entry"><text:span text:style-name="T37"><text:line-break/>bash </text:span></text:span><text:span text:style-name="User_20_Entry"><text:span text:style-name="T38">kz</text:span></text:span></text:p>
          </table:table-cell>
        </table:table-row>
        <table:table-row table:style-name="TableLine94189751172352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3"><text:span text:style-name="T3">V</text:span><text:span text:style-name="Strong_20_Emphasis"><text:span text:style-name="T86">olg </text:span></text:span><text:span text:style-name="Strong_20_Emphasis"><text:span text:style-name="T87">de aanwijzingen op het scherm.</text:span></text:span></text:p>
          </table:table-cell>
        </table:table-row>
        <table:table-row table:style-name="TableLine94189751172640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189751172928">
          <table:table-cell table:style-name="_31_._5f_Installatie_5f_voorbereiden.A1" office:value-type="string">
            <text:p text:style-name="P69"><text:span text:style-name="Strong_20_Emphasis"><text:span text:style-name="T70"><text:s/></text:span></text:span><text:span text:style-name="Strong_20_Emphasis"><text:span text:style-name="T126"><draw:control text:anchor-type="as-char" draw:z-index="1" draw:name="Vorm6" draw:style-name="gr1" draw:text-style-name="P12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75">Bereid de installatie voor </text:span></text:span><text:span text:style-name="Strong_20_Emphasis"><text:span text:style-name="T73">via </text:span></text:span><text:span text:style-name="Strong_20_Emphasis"><text:span text:style-name="T75">een </text:span></text:span><text:span text:style-name="Strong_20_Emphasis"><text:span text:style-name="T88">druk </text:span></text:span><text:span text:style-name="Strong_20_Emphasis"><text:span text:style-name="T89">op de </text:span></text:span><text:span text:style-name="Strong_20_Emphasis"><text:span text:style-name="T90">Super</text:span></text:span><text:span text:style-name="Strong_20_Emphasis"><text:span text:style-name="T89">-toets</text:span></text:span><text:span text:style-name="Strong_20_Emphasis"><text:span text:style-name="T39"><text:note-ref text:note-class="footnote" text:reference-format="text" text:ref-name="ftn4">4</text:note-ref></text:span></text:span><text:span text:style-name="Strong_20_Emphasis"><text:span text:style-name="T75">, </text:span></text:span><text:span text:style-name="Strong_20_Emphasis"><text:span text:style-name="T91">t</text:span></text:span><text:span text:style-name="Strong_20_Emphasis"><text:span text:style-name="T78">yp </text:span></text:span><text:span text:style-name="Strong_20_Emphasis"><text:span text:style-name="T162">men</text:span></text:span><text:span text:style-name="Strong_20_Emphasis"><text:span text:style-name="T163">u</text:span></text:span><text:span text:style-name="Strong_20_Emphasis"><text:span text:style-name="T76"> </text:span></text:span><text:span text:style-name="Strong_20_Emphasis"><text:span text:style-name="T92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</text:span></text:span><text:span text:style-name="Strong_20_Emphasis"><text:span text:style-name="T127"> </text:span></text:span><text:span text:style-name="Strong_20_Emphasis"><text:span text:style-name="T188">Installatiem</text:span></text:span><text:span text:style-name="Strong_20_Emphasis"><text:span text:style-name="T189">enu</text:span></text:span><text:span text:style-name="Strong_20_Emphasis"><text:span text:style-name="T89">.</text:span></text:span></text:p>
          </table:table-cell>
        </table:table-row>
        <table:table-row table:style-name="TableLine94189751173216">
          <table:table-cell table:style-name="_31_._5f_Installatie_5f_voorbereiden.A1" office:value-type="string">
            <text:p text:style-name="P69"><text:span text:style-name="Strong_20_Emphasis"><text:span text:style-name="T70"/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93">K</text:span></text:span><text:span text:style-name="Strong_20_Emphasis"><text:span text:style-name="T94">ie</text:span></text:span><text:span text:style-name="Strong_20_Emphasis"><text:span text:style-name="T95">s</text:span></text:span><text:span text:style-name="Strong_20_Emphasis"><text:span text:style-name="T87"> </text:span></text:span><text:span text:style-name="Strong_20_Emphasis"><text:span text:style-name="T190">1</text:span></text:span><text:span text:style-name="Strong_20_Emphasis"><text:span text:style-name="T191"> </text:span></text:span><text:span text:style-name="Strong_20_Emphasis"><text:span text:style-name="T192">In</text:span></text:span><text:span text:style-name="Strong_20_Emphasis"><text:span text:style-name="T181">stallatie voorbereiden</text:span></text:span><text:span text:style-name="Strong_20_Emphasis"><text:span text:style-name="T96"> </text:span></text:span><text:span text:style-name="Strong_20_Emphasis"><text:span text:style-name="T97">en </text:span></text:span><text:span text:style-name="Strong_20_Emphasis"><text:span text:style-name="T98">v</text:span></text:span><text:span text:style-name="Strong_20_Emphasis"><text:span text:style-name="T87">olg de aanwijzingen op het scherm.</text:span></text:span></text:p>
          </table:table-cell>
        </table:table-row>
      </table:table>
      <text:p text:style-name="P44"/>
      <text:list xml:id="list131038780683802" text:continue-numbering="true" text:style-name="L1">
        <text:list-item>
          <text:p text:style-name="P115"><text:bookmark-start text:name="__RefNumPara__4009_1271708128"/>Installatie uitvoeren<text:bookmark-end text:name="__RefNumPara__4009_1271708128"/></text:p>
        </text:list-item>
      </text:list>
      <text:p text:style-name="P4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189751116864">
          <table:table-cell table:style-name="_32_._5f_Installatie_5f_uitvoeren.A1" office:value-type="string">
            <text:p text:style-name="P69"><text:span text:style-name="Strong_20_Emphasis"><text:span text:style-name="T70"><text:s/></text:span></text:span><text:span text:style-name="Strong_20_Emphasis"><text:span text:style-name="T126"><draw:control text:anchor-type="as-char" draw:z-index="2" draw:name="Vorm9" draw:style-name="gr1" draw:text-style-name="P12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9"><text:span text:style-name="T347">Start de computer op vanaf </text:span><text:span text:style-name="T348">een </text:span><text:span text:style-name="T348"><text:reference-ref text:reference-format="text" text:ref-name="Distributie">Debian</text:reference-ref></text:span><text:span text:style-name="T348"><text:s/></text:span><text:span text:style-name="Strong_20_Emphasis"><text:span text:style-name="T319"><text:reference-ref text:reference-format="text" text:ref-name="Versie">11</text:reference-ref></text:span></text:span><text:span text:style-name="Strong_20_Emphasis"><text:span text:style-name="T319"><text:s/></text:span></text:span><text:span text:style-name="T349">(</text:span><text:span text:style-name="T350">Live</text:span><text:span text:style-name="T218"><text:note text:id="ftn5" text:note-class="footnote"><text:note-citation>1</text:note-citation><text:note-body><text:p text:style-name="P30"><text:span text:style-name="T412">Vanaf ee</text:span>n Live <text:span text:style-name="T416">USB-stick of </text:span><text:span text:style-name="T377">CD</text:span><text:span text:style-name="T417"> </text:span>kunt <text:span text:style-name="T412">u opstarten en</text:span> met <text:reference-ref text:reference-format="text" text:ref-name="Distributie">Debian</text:reference-ref><text:s/>werken zonder deze te installeren.</text:p></text:note-body></text:note></text:span><text:span text:style-name="T219">)</text:span><text:span text:style-name="T217"> </text:span><text:span text:style-name="T220">GNOME</text:span><text:span text:style-name="T217"> </text:span><text:span text:style-name="T221">USB-stick</text:span><text:span text:style-name="T221"><text:note text:id="ftn6" text:note-class="footnote"><text:note-citation>2</text:note-citation><text:note-body><text:p text:style-name="P99"><text:span text:style-name="T24">D</text:span><text:span text:style-name="Strong_20_Emphasis"><text:span text:style-name="T232">ow</text:span></text:span><text:span text:style-name="Strong_20_Emphasis"><text:span text:style-name="T233">nload </text:span></text:span><text:span text:style-name="Strong_20_Emphasis"><text:span text:style-name="T225">e</text:span></text:span><text:span text:style-name="Strong_20_Emphasis"><text:span text:style-name="T234">e</text:span></text:span><text:span text:style-name="Strong_20_Emphasis"><text:span text:style-name="T235">n</text:span></text:span><text:span text:style-name="Strong_20_Emphasis"><text:span text:style-name="T265"> </text:span></text:span><text:span text:style-name="Strong_20_Emphasis"><text:span text:style-name="T233">Live CD </text:span></text:span><text:span text:style-name="Strong_20_Emphasis"><text:span text:style-name="T236">v</text:span></text:span><text:span text:style-name="Strong_20_Emphasis"><text:span text:style-name="T237">anaf</text:span></text:span><text:span text:style-name="Strong_20_Emphasis"><text:span text:style-name="T238"> </text:span></text:span><text:a xlink:type="simple" xlink:href="https://www.debian.org/CD/live/" text:style-name="Internet_20_link" text:visited-style-name="Visited_20_Internet_20_Link"><text:span text:style-name="Strong_20_Emphasis"><text:span text:style-name="T421">debian.org/cd/live</text:span></text:span></text:a><text:span text:style-name="Strong_20_Emphasis"><text:span text:style-name="T238">, blader naar beneden en klik op </text:span></text:span><text:span text:style-name="Strong_20_Emphasis"><text:span text:style-name="T252">unofficial live images for stable with firmware included</text:span></text:span><text:span text:style-name="Strong_20_Emphasis"><text:span text:style-name="T238">. Klik vervolgens door </text:span></text:span><text:span text:style-name="Strong_20_Emphasis"><text:span text:style-name="T226">naar</text:span></text:span><text:span text:style-name="Strong_20_Emphasis"><text:span text:style-name="T238"> </text:span></text:span><text:span text:style-name="Strong_20_Emphasis"><text:span text:style-name="T252">amd64</text:span></text:span><text:span text:style-name="Strong_20_Emphasis"><text:span text:style-name="T238"> en </text:span></text:span><text:span text:style-name="Strong_20_Emphasis"><text:span text:style-name="T252">iso-hybrid</text:span></text:span><text:span text:style-name="Strong_20_Emphasis"><text:span text:style-name="T238">. </text:span></text:span><text:span text:style-name="Strong_20_Emphasis"><text:span text:style-name="T226">D</text:span></text:span><text:span text:style-name="Strong_20_Emphasis"><text:span text:style-name="T239">aar aangekomen kies </text:span></text:span><text:span text:style-name="T253">debian-live-11</text:span><text:span text:style-name="T254">-</text:span><text:span text:style-name="T253">amd-64-</text:span><text:span text:style-name="T254">gnome</text:span><text:span text:style-name="T255">+non-fre</text:span><text:span text:style-name="T256">e</text:span><text:span text:style-name="T255">.iso</text:span><text:span text:style-name="Strong_20_Emphasis"><text:span text:style-name="T233">, </text:span></text:span><text:span text:style-name="Strong_20_Emphasis"><text:span text:style-name="T232">e</text:span></text:span><text:span text:style-name="Strong_20_Emphasis"><text:span text:style-name="T240">n </text:span></text:span><text:span text:style-name="T24">plaats een USB-stick </text:span><text:span text:style-name="T25">van </text:span><text:span text:style-name="T24">min</text:span><text:span text:style-name="T26">imaal </text:span><text:span text:style-name="T24">4 GB.</text:span></text:p><text:p text:style-name="P96"><text:span text:style-name="T24"><text:tab/></text:span><text:span text:style-name="Strong_20_Emphasis"><text:span text:style-name="T227">G</text:span></text:span><text:span text:style-name="Strong_20_Emphasis"><text:span text:style-name="T241">ebruik </text:span></text:span><text:span text:style-name="Strong_20_Emphasis"><text:span text:style-name="T242">het programma balenaEtche</text:span></text:span><text:span text:style-name="Strong_20_Emphasis"><text:span text:style-name="T243">r</text:span></text:span><text:span text:style-name="Strong_20_Emphasis"><text:span text:style-name="T242"> </text:span></text:span><text:span text:style-name="Strong_20_Emphasis"><text:span text:style-name="T244">(</text:span></text:span><text:a xlink:type="simple" xlink:href="https://www.balena.io/etcher/" text:style-name="Internet_20_link" text:visited-style-name="Visited_20_Internet_20_Link"><text:span text:style-name="Strong_20_Emphasis"><text:span text:style-name="T422">etcher.io</text:span></text:span></text:a><text:span text:style-name="Strong_20_Emphasis"><text:span text:style-name="T244">) </text:span></text:span><text:span text:style-name="Strong_20_Emphasis"><text:span text:style-name="T245">om de CD naar de USB-stick te schrijven</text:span></text:span><text:span text:style-name="Strong_20_Emphasis"><text:span text:style-name="T244">; </text:span></text:span><text:span text:style-name="Strong_20_Emphasis"><text:span text:style-name="T242">balenaEtche</text:span></text:span><text:span text:style-name="Strong_20_Emphasis"><text:span text:style-name="T243">r</text:span></text:span><text:span text:style-name="Strong_20_Emphasis"><text:span text:style-name="T246"> is</text:span></text:span><text:span text:style-name="Strong_20_Emphasis"><text:span text:style-name="T244"> </text:span></text:span><text:span text:style-name="Strong_20_Emphasis"><text:span text:style-name="T247">beschikbaar voor </text:span></text:span><text:span text:style-name="Strong_20_Emphasis"><text:span text:style-name="T248">Windows, </text:span></text:span><text:span text:style-name="Strong_20_Emphasis"><text:span text:style-name="T249">OS X</text:span></text:span><text:span text:style-name="Strong_20_Emphasis"><text:span text:style-name="T242">, </text:span></text:span><text:span text:style-name="Strong_20_Emphasis"><text:span text:style-name="T244">en </text:span></text:span><text:span text:style-name="Strong_20_Emphasis"><text:span text:style-name="T250">GNU/</text:span></text:span><text:span text:style-name="Strong_20_Emphasis"><text:span text:style-name="T242">Linux</text:span></text:span><text:span text:style-name="Strong_20_Emphasis"><text:span text:style-name="T251">.</text:span></text:span></text:p></text:note-body></text:note></text:span><text:span text:style-name="T221"> </text:span><text:span text:style-name="T222">of</text:span><text:span text:style-name="T221"> </text:span><text:span text:style-name="T212">C</text:span><text:span text:style-name="T221">D</text:span><text:span text:style-name="T221"><text:note text:id="ftn7" text:note-class="footnote"><text:note-citation>3</text:note-citation><text:note-body><text:p text:style-name="P25">Telkens u in deze checklist “CD” tegenkomt, geldt dit zowel voor CD's, DVD's als BD's, omdat vanuit het oogpunt van het besturingssysteem al deze technologieën helemaal hetzelfde zijn.</text:p></text:note-body></text:note></text:span><text:span text:style-name="T217">.</text:span></text:p>
            <text:p text:style-name="P64"><text:span text:style-name="T223">Opstartmenu/</text:span><text:span text:style-name="T224">boot menu</text:span><text:span text:style-name="T223"> </text:span><text:span text:style-name="T217">via </text:span><text:span text:style-name="Definition"><text:span text:style-name="T5">opstartmenu</text:span></text:span><text:span text:style-name="T217">, </text:span><text:span text:style-name="T223">instellingen/</text:span><text:span text:style-name="T224">setup</text:span><text:span text:style-name="T217"> via </text:span><text:span text:style-name="Definition"><text:span text:style-name="T5">instellingen</text:span></text:span><text:span text:style-name="T217">.</text:span></text:p>
          </table:table-cell>
        </table:table-row>
        <table:table-row table:style-name="TableLine94189751161232">
          <table:table-cell table:style-name="_32_._5f_Installatie_5f_uitvoeren.A1" office:value-type="string">
            <text:p text:style-name="P69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129">K</text:span></text:span><text:span text:style-name="Strong_20_Emphasis"><text:span text:style-name="T130">ies </text:span></text:span><text:span text:style-name="Strong_20_Emphasis"><text:span text:style-name="T131">eerste keuze </text:span></text:span><text:span text:style-name="Strong_20_Emphasis"><text:span text:style-name="T132">en druk op de </text:span></text:span><text:span text:style-name="Strong_20_Emphasis"><text:span text:style-name="T133">Enter</text:span></text:span><text:span text:style-name="Strong_20_Emphasis"><text:span text:style-name="T132">-toets.</text:span></text:span></text:p>
          </table:table-cell>
        </table:table-row>
        <table:table-row table:style-name="TableLine94189751120240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0"><text:span text:style-name="Strong_20_Emphasis"><text:span text:style-name="T70"><text:s/></text:span></text:span><text:span text:style-name="Strong_20_Emphasis"><text:span text:style-name="T126"><draw:control text:anchor-type="as-char" draw:z-index="19" draw:name="Vorm11_0" draw:style-name="gr1" draw:text-style-name="P120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5"><text:span text:style-name="Strong_20_Emphasis"><text:span text:style-name="T45">O</text:span></text:span><text:span text:style-name="Strong_20_Emphasis"><text:span text:style-name="T46">p </text:span></text:span><text:span text:style-name="Strong_20_Emphasis"><text:span text:style-name="T47">d</text:span></text:span><text:span text:style-name="Strong_20_Emphasis"><text:span text:style-name="T46">e</text:span></text:span><text:span text:style-name="Strong_20_Emphasis"><text:span text:style-name="T48"> </text:span></text:span><text:span text:style-name="Strong_20_Emphasis"><text:span text:style-name="T46">scherm</text:span></text:span><text:span text:style-name="Strong_20_Emphasis"><text:span text:style-name="T47">en</text:span></text:span><text:span text:style-name="Strong_20_Emphasis"><text:span text:style-name="T46"> </text:span></text:span><text:span text:style-name="Strong_20_Emphasis"><text:span text:style-name="T172">Welcom</text:span></text:span><text:span text:style-name="Strong_20_Emphasis"><text:span text:style-name="T200">e</text:span></text:span><text:span text:style-name="Strong_20_Emphasis"><text:span text:style-name="T151"> </text:span></text:span><text:span text:style-name="Strong_20_Emphasis"><text:span text:style-name="T152">en </text:span></text:span><text:span text:style-name="Strong_20_Emphasis"><text:span text:style-name="T201">Typing </text:span></text:span><text:span text:style-name="Strong_20_Emphasis"><text:span text:style-name="T139">klik op </text:span></text:span><text:span text:style-name="Strong_20_Emphasis"><text:span text:style-name="T201">N</text:span></text:span><text:span text:style-name="Strong_20_Emphasis"><text:span text:style-name="T172">ext</text:span></text:span><text:span text:style-name="Strong_20_Emphasis"><text:span text:style-name="T13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60"><text:span text:style-name="Strong_20_Emphasis"><text:span text:style-name="T49">Als het scherm </text:span></text:span><text:span text:style-name="Strong_20_Emphasis"><text:span text:style-name="T174">Wi-Fi</text:span></text:span><text:span text:style-name="Strong_20_Emphasis"><text:span text:style-name="T49"> verschijnt, kies een draadloos netwerk, maak verbinding, en klik op</text:span></text:span><text:span text:style-name="Strong_20_Emphasis"><text:span text:style-name="T139"> </text:span></text:span><text:span text:style-name="Strong_20_Emphasis"><text:span text:style-name="T201">N</text:span></text:span><text:span text:style-name="Strong_20_Emphasis"><text:span text:style-name="T172">ext</text:span></text:span><text:span text:style-name="Strong_20_Emphasis"><text:span text:style-name="T13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7"><text:span text:style-name="Strong_20_Emphasis"><text:span text:style-name="T45">O</text:span></text:span><text:span text:style-name="Strong_20_Emphasis"><text:span text:style-name="T46">p het</text:span></text:span><text:span text:style-name="Strong_20_Emphasis"><text:span text:style-name="T48"> </text:span></text:span><text:span text:style-name="Strong_20_Emphasis"><text:span text:style-name="T46">scherm </text:span></text:span><text:span text:style-name="Strong_20_Emphasis"><text:span text:style-name="T201">Privacy</text:span></text:span><text:span text:style-name="Strong_20_Emphasis"><text:span text:style-name="T151"> </text:span></text:span><text:span text:style-name="Strong_20_Emphasis"><text:span text:style-name="T139">klik op </text:span></text:span><text:span text:style-name="Strong_20_Emphasis"><text:span text:style-name="T201">Next</text:span></text:span><text:span text:style-name="Strong_20_Emphasis"><text:span text:style-name="T13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8"><text:span text:style-name="Strong_20_Emphasis"><text:span text:style-name="T134">O</text:span></text:span><text:span text:style-name="Strong_20_Emphasis"><text:span text:style-name="T140">p het scherm </text:span></text:span><text:span text:style-name="Strong_20_Emphasis"><text:span text:style-name="T180">Connect Your Online Accounts</text:span></text:span><text:span text:style-name="Strong_20_Emphasis"><text:span text:style-name="T140"> </text:span></text:span><text:span text:style-name="Strong_20_Emphasis"><text:span text:style-name="T141">klik </text:span></text:span><text:span text:style-name="Strong_20_Emphasis"><text:span text:style-name="T140">op </text:span></text:span><text:span text:style-name="Strong_20_Emphasis"><text:span text:style-name="T180">Skip</text:span></text:span><text:span text:style-name="Strong_20_Emphasis"><text:span text:style-name="T14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45">O</text:span></text:span><text:span text:style-name="Strong_20_Emphasis"><text:span text:style-name="T46">p het</text:span></text:span><text:span text:style-name="Strong_20_Emphasis"><text:span text:style-name="T48"> </text:span></text:span><text:span text:style-name="Strong_20_Emphasis"><text:span text:style-name="T46">scherm </text:span></text:span><text:span text:style-name="Strong_20_Emphasis"><text:span text:style-name="T200">Setup Complete</text:span></text:span><text:span text:style-name="Strong_20_Emphasis"><text:span text:style-name="T202"> </text:span></text:span><text:span text:style-name="Strong_20_Emphasis"><text:span text:style-name="T139">klik op </text:span></text:span><text:span text:style-name="Strong_20_Emphasis"><text:span text:style-name="T200">Start Using Debian GNU/Linux</text:span></text:span><text:span text:style-name="Strong_20_Emphasis"><text:span text:style-name="T13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50">Sluit het scherm </text:span></text:span><text:span text:style-name="Strong_20_Emphasis"><text:span text:style-name="T203">Getting Started</text:span></text:span><text:span text:style-name="Strong_20_Emphasis"><text:span text:style-name="T5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189751400000">
          <table:table-cell table:style-name="_32_._5f_Installatie_5f_uitvoeren.A1" office:value-type="string">
            <text:p text:style-name="P75"><text:span text:style-name="Strong_20_Emphasis"><text:span text:style-name="T70"><text:s/></text:span></text:span><text:span text:style-name="Strong_20_Emphasis"><text:span text:style-name="T126"><draw:control text:anchor-type="as-char" draw:z-index="17" draw:name="Vorm13_1" draw:style-name="gr1" draw:text-style-name="P120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4"><text:span text:style-name="Strong_20_Emphasis"><text:span text:style-name="T51">Start de installatie</text:span></text:span><text:span text:style-name="Strong_20_Emphasis"><text:span text:style-name="T142"> </text:span></text:span><text:span text:style-name="Strong_20_Emphasis"><text:span text:style-name="T73">via </text:span></text:span><text:span text:style-name="Strong_20_Emphasis"><text:span text:style-name="T75">een </text:span></text:span><text:span text:style-name="Strong_20_Emphasis"><text:span text:style-name="T99">klik op </text:span></text:span><text:span text:style-name="Strong_20_Emphasis"><text:span text:style-name="T164">Activities</text:span></text:span><text:span text:style-name="Strong_20_Emphasis"><text:span text:style-name="T99"> en </text:span></text:span><text:span text:style-name="Strong_20_Emphasis"><text:span text:style-name="T100">een </text:span></text:span><text:span text:style-name="Strong_20_Emphasis"><text:span text:style-name="T99">klik op</text:span></text:span><text:span text:style-name="Strong_20_Emphasis"><text:span text:style-name="T101"> </text:span></text:span><text:span text:style-name="Strong_20_Emphasis"><text:span text:style-name="T165">Install Debian</text:span></text:span><text:span text:style-name="Strong_20_Emphasis"><text:span text:style-name="T52">.</text:span></text:span></text:p>
          </table:table-cell>
        </table:table-row>
        <table:table-row table:style-name="TableLine94189751400288">
          <table:table-cell table:style-name="_32_._5f_Installatie_5f_uitvoeren.A1" office:value-type="string">
            <text:p text:style-name="P69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81"><text:span text:style-name="Strong_20_Emphasis"><text:span text:style-name="T51">Bij </text:span></text:span><text:span text:style-name="Strong_20_Emphasis"><text:span text:style-name="T175">Welcome</text:span></text:span><text:span text:style-name="Strong_20_Emphasis"><text:span text:style-name="T51"> kies </text:span></text:span><text:span text:style-name="Strong_20_Emphasis"><text:span text:style-name="T175">Nederlands</text:span></text:span><text:span text:style-name="Strong_20_Emphasis"><text:span text:style-name="T51"> en klik op </text:span></text:span><text:span text:style-name="Strong_20_Emphasis"><text:span text:style-name="T175">Volgende</text:span></text:span><text:span text:style-name="Strong_20_Emphasis"><text:span text:style-name="T51">.</text:span></text:span></text:p>
          </table:table-cell>
        </table:table-row>
        <table:table-row table:style-name="TableLine94189751400576">
          <table:table-cell table:style-name="_32_._5f_Installatie_5f_uitvoeren.A1" office:value-type="string">
            <text:p text:style-name="P83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9">Bij <text:span text:style-name="T413">Locatie</text:span> kies bij <text:span text:style-name="T413">Regio</text:span> voor <text:span text:style-name="T413">Europa</text:span> en klik op <text:span text:style-name="T413">Volgende</text:span>.</text:p>
          </table:table-cell>
        </table:table-row>
        <table:table-row table:style-name="TableLine94189751400864">
          <table:table-cell table:style-name="_32_._5f_Installatie_5f_uitvoeren.A1" office:value-type="string">
            <text:p text:style-name="P83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9">Bij <text:span text:style-name="T413">Toetsenbord</text:span> kies <text:span text:style-name="T413">English (US)</text:span> en klik op <text:span text:style-name="T413">Volgende</text:span>.</text:p>
          </table:table-cell>
        </table:table-row>
        <table:table-row table:style-name="TableLine94189751401152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189751401440">
          <table:table-cell table:style-name="_32_._5f_Installatie_5f_uitvoeren.A1" office:value-type="string">
            <text:p text:style-name="P83"><text:span text:style-name="Strong_20_Emphasis"><text:span text:style-name="T70"><text:s/></text:span></text:span><text:span text:style-name="Strong_20_Emphasis"><text:span text:style-name="T126"><draw:control text:anchor-type="as-char" draw:z-index="20" draw:name="Vorm13_4" draw:style-name="gr1" draw:text-style-name="P120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1"><text:span text:style-name="T6">Bij </text:span><text:span text:style-name="T20">Partities</text:span><text:span text:style-name="T6"> </text:span><text:span text:style-name="T329">selecteer</text:span><text:span text:style-name="T6"> </text:span><text:span text:style-name="T7">de </text:span><text:span text:style-name="T6">gewenste </text:span><text:span text:style-name="T330">optie</text:span><text:span text:style-name="Strong_20_Emphasis"><text:span text:style-name="T51"> </text:span></text:span><text:span text:style-name="Strong_20_Emphasis"><text:span text:style-name="T53">en klik op </text:span></text:span><text:span text:style-name="Strong_20_Emphasis"><text:span text:style-name="T176">Volgende</text:span></text:span><text:span text:style-name="Strong_20_Emphasis"><text:span text:style-name="T53">.</text:span></text:span></text:p>
          </table:table-cell>
        </table:table-row>
        <table:table-row table:style-name="TableLine94189751401728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189751402016">
          <table:table-cell table:style-name="_32_._5f_Installatie_5f_uitvoeren.A1" office:value-type="string">
            <text:p text:style-name="P69"><text:span text:style-name="Strong_20_Emphasis"><text:span text:style-name="T70"><text:s/></text:span></text:span><text:span text:style-name="Strong_20_Emphasis"><text:span text:style-name="T126"><draw:control text:anchor-type="as-char" draw:z-index="3" draw:name="Vorm13" draw:style-name="gr1" draw:text-style-name="P120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2"><text:span text:style-name="Strong_20_Emphasis"><text:span text:style-name="T135">Bij </text:span></text:span><text:span text:style-name="Strong_20_Emphasis"><text:span text:style-name="T173">Gebruikers</text:span></text:span><text:span text:style-name="Strong_20_Emphasis"><text:span text:style-name="T135"> vul in </text:span></text:span><text:span text:style-name="Strong_20_Emphasis"><text:span text:style-name="T177">Wat is je naam?</text:span></text:span><text:span text:style-name="Strong_20_Emphasis"><text:span text:style-name="T54"> </text:span></text:span><text:span text:style-name="Definition"><text:span text:style-name="T15">gebruiker</text:span></text:span><text:span text:style-name="Strong_20_Emphasis"><text:span text:style-name="T123">,</text:span></text:span><text:span text:style-name="Strong_20_Emphasis"><text:span text:style-name="T55"> </text:span></text:span><text:span text:style-name="Strong_20_Emphasis"><text:span text:style-name="T177">Welke naam wil je gebruiken om in te loggen?</text:span></text:span><text:span text:style-name="Strong_20_Emphasis"><text:span text:style-name="T55"> </text:span></text:span><text:span text:style-name="Definition"><text:span text:style-name="T16">gebruikers</text:span></text:span><text:span text:style-name="Definition"><text:span text:style-name="T15">naam</text:span></text:span><text:span text:style-name="Strong_20_Emphasis"><text:span text:style-name="T51">, </text:span></text:span><text:span text:style-name="Strong_20_Emphasis"><text:span text:style-name="T178">Wat is de </text:span></text:span><text:span text:style-name="Strong_20_Emphasis"><text:span text:style-name="T177">naam van deze </text:span></text:span><text:span text:style-name="Strong_20_Emphasis"><text:span text:style-name="T178">computer</text:span></text:span><text:span text:style-name="Strong_20_Emphasis"><text:span text:style-name="T56"> </text:span></text:span><text:span text:style-name="Definition"><text:span text:style-name="T15">computernaam</text:span></text:span><text:span text:style-name="Strong_20_Emphasis"><text:span text:style-name="T54">, </text:span></text:span><text:span text:style-name="Strong_20_Emphasis"><text:span text:style-name="T55">v</text:span></text:span><text:span text:style-name="Strong_20_Emphasis"><text:span text:style-name="T54">ul </text:span></text:span><text:span text:style-name="Strong_20_Emphasis"><text:span text:style-name="T57">tweemaal het wachtwoord </text:span></text:span><text:span text:style-name="Strong_20_Emphasis"><text:span text:style-name="T54">in</text:span></text:span><text:span text:style-name="Strong_20_Emphasis"><text:span text:style-name="T156">,</text:span></text:span><text:span text:style-name="Strong_20_Emphasis"><text:span text:style-name="T54"> </text:span></text:span><text:span text:style-name="Strong_20_Emphasis"><text:span text:style-name="T58">en </text:span></text:span><text:span text:style-name="Strong_20_Emphasis"><text:span text:style-name="T54">kl</text:span></text:span><text:span text:style-name="Strong_20_Emphasis"><text:span text:style-name="T45">ik op </text:span></text:span><text:span text:style-name="Strong_20_Emphasis"><text:span text:style-name="T182">V</text:span></text:span><text:span text:style-name="Strong_20_Emphasis"><text:span text:style-name="T183">olgende</text:span></text:span><text:span text:style-name="Strong_20_Emphasis"><text:span text:style-name="T45">.</text:span></text:span></text:p>
          </table:table-cell>
        </table:table-row>
        <table:table-row table:style-name="TableLine94189751402304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189751402592">
          <table:table-cell table:style-name="_32_._5f_Installatie_5f_uitvoeren.A1" office:value-type="string">
            <text:p text:style-name="P69"><text:span text:style-name="Strong_20_Emphasis"><text:span text:style-name="T70"><text:s/></text:span></text:span><text:span text:style-name="Strong_20_Emphasis"><text:span text:style-name="T126"><draw:control text:anchor-type="as-char" draw:z-index="4" draw:name="Vorm14" draw:style-name="gr1" draw:text-style-name="P120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59">Bij </text:span></text:span><text:span text:style-name="Strong_20_Emphasis"><text:span text:style-name="T204">Samenvatting</text:span></text:span><text:span text:style-name="Strong_20_Emphasis"><text:span text:style-name="T153"> </text:span></text:span><text:span text:style-name="Strong_20_Emphasis"><text:span text:style-name="T154">controleer het overzicht en</text:span></text:span><text:span text:style-name="Strong_20_Emphasis"><text:span text:style-name="T58"> </text:span></text:span><text:span text:style-name="Strong_20_Emphasis"><text:span text:style-name="T54">kl</text:span></text:span><text:span text:style-name="Strong_20_Emphasis"><text:span text:style-name="T45">ik op </text:span></text:span><text:span text:style-name="Strong_20_Emphasis"><text:span text:style-name="T184">Installeer</text:span></text:span><text:span text:style-name="Strong_20_Emphasis"><text:span text:style-name="T45">.</text:span></text:span></text:p>
          </table:table-cell>
        </table:table-row>
        <table:table-row table:style-name="TableLine94189751402880">
          <table:table-cell table:style-name="_32_._5f_Installatie_5f_uitvoeren.A1" office:value-type="string">
            <text:p text:style-name="P85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85"><text:span text:style-name="Strong_20_Emphasis"><text:span text:style-name="T59">Bij </text:span></text:span><text:span text:style-name="Strong_20_Emphasis"><text:span text:style-name="T205">Beëindigen</text:span></text:span><text:span text:style-name="Strong_20_Emphasis"><text:span text:style-name="T153"> </text:span></text:span><text:span text:style-name="Strong_20_Emphasis"><text:span text:style-name="T54">kl</text:span></text:span><text:span text:style-name="Strong_20_Emphasis"><text:span text:style-name="T45">ik op </text:span></text:span><text:span text:style-name="Strong_20_Emphasis"><text:span text:style-name="T185">Voltooid</text:span></text:span><text:span text:style-name="Strong_20_Emphasis"><text:span text:style-name="T45">.</text:span></text:span></text:p>
          </table:table-cell>
        </table:table-row>
        <table:table-row table:style-name="TableLine94189751403168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TableLine94189751403568">
          <table:table-cell table:style-name="_32_._5f_Installatie_5f_uitvoeren.A1" office:value-type="string">
            <text:p text:style-name="P69"><text:span text:style-name="Strong_20_Emphasis"><text:span text:style-name="T70"><text:s/></text:span></text:span><text:span text:style-name="Strong_20_Emphasis"><text:span text:style-name="T126"><draw:control text:anchor-type="as-char" draw:z-index="5" draw:name="Vorm20" draw:style-name="gr1" draw:text-style-name="P120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143">Verwijder </text:span></text:span><text:span text:style-name="Strong_20_Emphasis"><text:span text:style-name="T144">het </text:span></text:span><text:span text:style-name="Strong_20_Emphasis"><text:span text:style-name="T143">installatiemedium (</text:span></text:span><text:span text:style-name="Strong_20_Emphasis"><text:span text:style-name="T145">USB-stick of </text:span></text:span><text:span text:style-name="Strong_20_Emphasis"><text:span text:style-name="T136">C</text:span></text:span><text:span text:style-name="Strong_20_Emphasis"><text:span text:style-name="T145">D</text:span></text:span><text:span text:style-name="Strong_20_Emphasis"><text:span text:style-name="T41"><text:note-ref text:note-class="footnote" text:reference-format="text" text:ref-name="ftn7">3</text:note-ref></text:span></text:span><text:span text:style-name="Strong_20_Emphasis"><text:span text:style-name="T143">) </text:span></text:span><text:span text:style-name="Strong_20_Emphasis"><text:span text:style-name="T146">en</text:span></text:span><text:span text:style-name="Strong_20_Emphasis"><text:span text:style-name="T143"> </text:span></text:span><text:span text:style-name="Strong_20_Emphasis"><text:span text:style-name="T147">druk </text:span></text:span><text:span text:style-name="Strong_20_Emphasis"><text:span text:style-name="T148">op</text:span></text:span><text:span text:style-name="Strong_20_Emphasis"><text:span text:style-name="T147"> </text:span></text:span><text:span text:style-name="Strong_20_Emphasis"><text:span text:style-name="T132">de </text:span></text:span><text:span text:style-name="Strong_20_Emphasis"><text:span text:style-name="T133">Enter</text:span></text:span><text:span text:style-name="Strong_20_Emphasis"><text:span text:style-name="T132">-toets</text:span></text:span><text:span text:style-name="Strong_20_Emphasis"><text:span text:style-name="T149">.</text:span></text:span></text:p>
          </table:table-cell>
        </table:table-row>
      </table:table>
      <text:p text:style-name="P63"><text:span text:style-name="Strong_20_Emphasis"><text:span text:style-name="T147"/></text:span></text:p>
      <text:list xml:id="list131039822110868" text:continue-numbering="true" text:style-name="L1">
        <text:list-item>
          <text:p text:style-name="P117"><text:span text:style-name="Strong_20_Emphasis"><text:span text:style-name="T206">Installatie </text:span></text:span><text:span text:style-name="Strong_20_Emphasis"><text:span text:style-name="T207">afronden</text:span></text:span></text:p>
        </text:list-item>
      </text:list>
      <text:p text:style-name="P65"><text:span text:style-name="Strong_20_Emphasis"><text:span text:style-name="T6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189751354304">
          <table:table-cell table:style-name="_33_._5f_Installatie_5f_afronden.A1" office:value-type="string">
            <text:p text:style-name="P70"><text:span text:style-name="Strong_20_Emphasis"><text:span text:style-name="T70"><text:s/></text:span></text:span><text:span text:style-name="Strong_20_Emphasis"><text:span text:style-name="T126"><draw:control text:anchor-type="as-char" draw:z-index="6" draw:name="Vorm22" draw:style-name="gr1" draw:text-style-name="P12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8"><text:span text:style-name="Strong_20_Emphasis"><text:span text:style-name="T60">Aanmelden als </text:span></text:span><text:span text:style-name="Definition"><text:span text:style-name="T15">gebruiker</text:span></text:span><text:span text:style-name="Strong_20_Emphasis"><text:span text:style-name="T60">.</text:span></text:span></text:p>
          </table:table-cell>
        </table:table-row>
        <table:table-row table:style-name="TableLine94189751608000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189751449168">
          <table:table-cell table:style-name="_33_._5f_Installatie_5f_afronden.A1" office:value-type="string">
            <text:p text:style-name="P78"><text:span text:style-name="Strong_20_Emphasis"><text:span text:style-name="T70"><text:s/></text:span></text:span><text:span text:style-name="Strong_20_Emphasis"><text:span text:style-name="T126"><draw:control text:anchor-type="as-char" draw:z-index="18" draw:name="Vorm22_1" draw:style-name="gr1" draw:text-style-name="P120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45">O</text:span></text:span><text:span text:style-name="Strong_20_Emphasis"><text:span text:style-name="T46">p </text:span></text:span><text:span text:style-name="Strong_20_Emphasis"><text:span text:style-name="T48">de volgende schermen volg de aanwijzingen en klik op</text:span></text:span><text:span text:style-name="Strong_20_Emphasis"><text:span text:style-name="T139"> </text:span></text:span><text:span text:style-name="Strong_20_Emphasis"><text:span text:style-name="T208">Volgende </text:span></text:span><text:span text:style-name="Strong_20_Emphasis"><text:span text:style-name="T155">of </text:span></text:span><text:span text:style-name="Strong_20_Emphasis"><text:span text:style-name="T209">Overslaan</text:span></text:span><text:span text:style-name="Strong_20_Emphasis"><text:span text:style-name="T139">.</text:span></text:span></text:p>
          </table:table-cell>
        </table:table-row>
        <table:table-row table:style-name="TableLine9418975147889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9"><text:span text:style-name="Strong_20_Emphasis"><text:span text:style-name="T45">O</text:span></text:span><text:span text:style-name="Strong_20_Emphasis"><text:span text:style-name="T46">p het scherm </text:span></text:span><text:span text:style-name="Strong_20_Emphasis"><text:span text:style-name="T210">Installatie Voltooid</text:span></text:span><text:span text:style-name="Strong_20_Emphasis"><text:span text:style-name="T202"> </text:span></text:span><text:span text:style-name="Strong_20_Emphasis"><text:span text:style-name="T139">klik op </text:span></text:span><text:span text:style-name="Strong_20_Emphasis"><text:span text:style-name="T210">Beginnen met</text:span></text:span><text:span text:style-name="Strong_20_Emphasis"><text:span text:style-name="T200"> Debian GNU/Linux</text:span></text:span><text:span text:style-name="Strong_20_Emphasis"><text:span text:style-name="T139">.</text:span></text:span></text:p>
          </table:table-cell>
        </table:table-row>
        <table:table-row table:style-name="TableLine9418975147681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2"><text:span text:style-name="Strong_20_Emphasis"><text:span text:style-name="T50">Sluit het scherm </text:span></text:span><text:span text:style-name="Strong_20_Emphasis"><text:span text:style-name="T211">Aan de slag</text:span></text:span><text:span text:style-name="Strong_20_Emphasis"><text:span text:style-name="T50">.</text:span></text:span></text:p>
          </table:table-cell>
        </table:table-row>
        <table:table-row table:style-name="TableLine9418975146379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8"><text:span text:style-name="Strong_20_Emphasis"><text:span text:style-name="T139"/></text:span></text:p>
          </table:table-cell>
        </table:table-row>
        <table:table-row table:style-name="TableLine94189751475856">
          <table:table-cell table:style-name="_33_._5f_Installatie_5f_afronden.A1" office:value-type="string">
            <text:p text:style-name="P70"><text:span text:style-name="Strong_20_Emphasis"><text:span text:style-name="T70"><text:s/></text:span></text:span><text:span text:style-name="Strong_20_Emphasis"><text:span text:style-name="T126"><draw:control text:anchor-type="as-char" draw:z-index="7" draw:name="Vorm23" draw:style-name="gr1" draw:text-style-name="P120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05"><text:span text:style-name="Strong_20_Emphasis"><text:span text:style-name="T61">Voeg </text:span></text:span><text:span text:style-name="Strong_20_Emphasis"><text:span text:style-name="T62">eventuele </text:span></text:span><text:span text:style-name="Strong_20_Emphasis"><text:span text:style-name="T63">extra </text:span></text:span><text:span text:style-name="Strong_20_Emphasis"><text:span text:style-name="T179">Standaard</text:span></text:span><text:span text:style-name="Strong_20_Emphasis"><text:span text:style-name="T69"> of </text:span></text:span><text:span text:style-name="Strong_20_Emphasis"><text:span text:style-name="T179">Beheerder</text:span></text:span><text:span text:style-name="Strong_20_Emphasis"><text:span text:style-name="T63"> </text:span></text:span><text:span text:style-name="Definition"><text:span text:style-name="T28">gebruiker</text:span></text:span><text:span text:style-name="Strong_20_Emphasis"><text:span text:style-name="T150">s </text:span></text:span><text:span text:style-name="Strong_20_Emphasis"><text:span text:style-name="T142">toe </text:span></text:span><text:span text:style-name="Strong_20_Emphasis"><text:span text:style-name="T73">via </text:span></text:span><text:span text:style-name="Strong_20_Emphasis"><text:span text:style-name="T75">een </text:span></text:span><text:span text:style-name="Strong_20_Emphasis"><text:span text:style-name="T76">druk op de </text:span></text:span><text:span text:style-name="Strong_20_Emphasis"><text:span text:style-name="T90">Super</text:span></text:span><text:span text:style-name="Strong_20_Emphasis"><text:span text:style-name="T76">-toets</text:span></text:span><text:span text:style-name="Strong_20_Emphasis"><text:span text:style-name="T76"><text:note text:id="ftn8" text:note-class="footnote"><text:note-citation>1</text:note-citation><text:note-body><text:p text:style-name="P27"><text:span text:style-name="T297">De </text:span><text:span text:style-name="T298">Super</text:span><text:span text:style-name="T297">-toets is de Windows</text:span><text:span text:style-name="T299">-</text:span><text:span text:style-name="T300">toets</text:span><text:span text:style-name="T297">, </text:span><text:span text:style-name="T299">C</text:span><text:span text:style-name="T297">ommand-</text:span><text:span text:style-name="T300">toets</text:span><text:span text:style-name="T297">, of </text:span><text:span text:style-name="T299">V</text:span><text:span text:style-name="T297">ergrootglas-toets.</text:span></text:p></text:note-body></text:note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66">geb</text:span></text:span><text:span text:style-name="Strong_20_Emphasis"><text:span text:style-name="T167">r</text:span></text:span><text:span text:style-name="Strong_20_Emphasis"><text:span text:style-name="T76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</text:span></text:span><text:span text:style-name="Strong_20_Emphasis"><text:span text:style-name="T102">bij </text:span></text:span><text:span text:style-name="Strong_20_Emphasis"><text:span text:style-name="T186">Instellingen </text:span></text:span><text:span text:style-name="Strong_20_Emphasis"><text:span text:style-name="T103">rechts o</text:span></text:span><text:span text:style-name="Strong_20_Emphasis"><text:span text:style-name="T73">p </text:span></text:span><text:span text:style-name="Strong_20_Emphasis"><text:span text:style-name="T187">Gebruikers</text:span></text:span><text:span text:style-name="Strong_20_Emphasis"><text:span text:style-name="T104">.</text:span></text:span></text:p>
          </table:table-cell>
        </table:table-row>
        <table:table-row table:style-name="TableLine9418975145612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8"><text:span text:style-name="Strong_20_Emphasis"><text:span text:style-name="T137">Klik links</text:span></text:span><text:span text:style-name="Strong_20_Emphasis"><text:span text:style-name="T157"> </text:span></text:span><text:span text:style-name="Strong_20_Emphasis"><text:span text:style-name="T105">op </text:span></text:span><text:span text:style-name="Strong_20_Emphasis"><text:span text:style-name="T168">Ontgrendelen</text:span></text:span><text:span text:style-name="Strong_20_Emphasis"><text:span text:style-name="T105"> </text:span></text:span><text:span text:style-name="Strong_20_Emphasis"><text:span text:style-name="T106">en daarna op </text:span></text:span><text:span text:style-name="Strong_20_Emphasis"><text:span text:style-name="T193">Gebruik</text:span></text:span><text:span text:style-name="Strong_20_Emphasis"><text:span text:style-name="T194">er</text:span></text:span><text:span text:style-name="Strong_20_Emphasis"><text:span text:style-name="T193"> toevoegen</text:span></text:span><text:span text:style-name="Strong_20_Emphasis"><text:span text:style-name="T106">.</text:span></text:span></text:p>
          </table:table-cell>
        </table:table-row>
        <table:table-row table:style-name="TableLine9418975155028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8"><text:span text:style-name="Strong_20_Emphasis"><text:span text:style-name="T157">Sluit </text:span></text:span><text:span text:style-name="Strong_20_Emphasis"><text:span text:style-name="T193">Gebruiker toevoegen</text:span></text:span><text:span text:style-name="Strong_20_Emphasis"><text:span text:style-name="T106">.</text:span></text:span></text:p>
          </table:table-cell>
        </table:table-row>
        <table:table-row table:style-name="TableLine9418975158822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189751607520">
          <table:table-cell table:style-name="_33_._5f_Installatie_5f_afronden.A1" office:value-type="string">
            <text:p text:style-name="P70"><text:span text:style-name="Strong_20_Emphasis"><text:span text:style-name="T70"><text:s/></text:span></text:span><text:span text:style-name="Strong_20_Emphasis"><text:span text:style-name="T126"><draw:control text:anchor-type="as-char" draw:z-index="8" draw:name="Vorm25" draw:style-name="gr1" draw:text-style-name="P120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64">Controleer </text:span></text:span><text:span text:style-name="Strong_20_Emphasis"><text:span text:style-name="T65">of er updates zijn </text:span></text:span><text:span text:style-name="Strong_20_Emphasis"><text:span text:style-name="T66">via </text:span></text:span><text:span text:style-name="Strong_20_Emphasis"><text:span text:style-name="T75">een </text:span></text:span><text:span text:style-name="Strong_20_Emphasis"><text:span text:style-name="T107">druk</text:span></text:span><text:span text:style-name="Strong_20_Emphasis"><text:span text:style-name="T75"> op</text:span></text:span><text:span text:style-name="Strong_20_Emphasis"><text:span text:style-name="T82"> de </text:span></text:span><text:span text:style-name="Strong_20_Emphasis"><text:span text:style-name="T90">Super</text:span></text:span><text:span text:style-name="Strong_20_Emphasis"><text:span text:style-name="T82">-toets</text:span></text:span><text:span text:style-name="Strong_20_Emphasis"><text:span text:style-name="T40"><text:note-ref text:note-class="footnote" text:reference-format="text" text:ref-name="ftn8">1</text:note-ref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69">sof</text:span></text:span><text:span text:style-name="Strong_20_Emphasis"><text:span text:style-name="T160">t</text:span></text:span><text:span text:style-name="Strong_20_Emphasis"><text:span text:style-name="T76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95">Software</text:span></text:span><text:span text:style-name="Strong_20_Emphasis"><text:span text:style-name="T82">.</text:span></text:span></text:p>
          </table:table-cell>
        </table:table-row>
        <table:table-row table:style-name="TableLine94189751604832">
          <table:table-cell table:style-name="_33_._5f_Installatie_5f_afronden.A1" office:value-type="string">
            <text:p text:style-name="P70"><text:span text:style-name="Strong_20_Emphasis"><text:span text:style-name="T70"/></text:span></text:p>
          </table:table-cell>
          <table:table-cell table:style-name="_33_._5f_Installatie_5f_afronden.A1" office:value-type="string">
            <text:p text:style-name="P94"><text:span text:style-name="T351">Klik op </text:span><text:span text:style-name="T363">Updates</text:span><text:span text:style-name="T352"> en a</text:span><text:span text:style-name="T353">ls</text:span><text:span text:style-name="T354"> </text:span><text:span text:style-name="T355">er </text:span><text:span text:style-name="T354">updates beschikbaar zijn, k</text:span><text:span text:style-name="T356">lik op </text:span><text:span text:style-name="Strong_20_Emphasis"><text:span text:style-name="T362">Downloaden</text:span></text:span><text:span text:style-name="T356"> </text:span><text:span text:style-name="T357">en vervolgens op </text:span><text:span text:style-name="T364">Herstarten &amp; bijwerken</text:span><text:span text:style-name="T357"> </text:span><text:span text:style-name="T358">en </text:span><text:span text:style-name="T364">Herstarten &amp; </text:span><text:span text:style-name="T365">installeren</text:span><text:span text:style-name="T366">.</text:span></text:p>
          </table:table-cell>
        </table:table-row>
        <table:table-row table:style-name="TableLine9418975128633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9"><text:span text:style-name="T359">Daarna weer </text:span><text:span text:style-name="T360">a</text:span><text:span text:style-name="T361">anmelden als </text:span><text:span text:style-name="Definition"><text:span text:style-name="T19">gebruiker</text:span></text:span><text:span text:style-name="T357">.</text:span></text:p>
          </table:table-cell>
        </table:table-row>
        <table:table-row table:style-name="TableLine9418975160644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189751573536">
          <table:table-cell table:style-name="_33_._5f_Installatie_5f_afronden.A1" office:value-type="string">
            <text:p text:style-name="P69"><text:span text:style-name="Strong_20_Emphasis"><text:span text:style-name="T70"><text:s/></text:span></text:span><text:span text:style-name="Strong_20_Emphasis"><text:span text:style-name="T126"><draw:control text:anchor-type="as-char" draw:z-index="16" draw:name="Vorm4_1" draw:style-name="gr1" draw:text-style-name="P120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119"><text:span text:style-name="Strong_20_Emphasis"><text:span text:style-name="T70">Installeer </text:span></text:span><text:span text:style-name="Strong_20_Emphasis"><text:span text:style-name="T122">scripts en documenten van Karel Zimmer</text:span></text:span><text:span text:style-name="Strong_20_Emphasis"><text:span text:style-name="T70"> </text:span></text:span><text:span text:style-name="Strong_20_Emphasis"><text:span text:style-name="T73">via </text:span></text:span><text:span text:style-name="Strong_20_Emphasis"><text:span text:style-name="T75">een </text:span></text:span><text:span text:style-name="Strong_20_Emphasis"><text:span text:style-name="T76">druk op de </text:span></text:span><text:span text:style-name="Strong_20_Emphasis"><text:span text:style-name="T90">Super</text:span></text:span><text:span text:style-name="Strong_20_Emphasis"><text:span text:style-name="T76">-toets</text:span></text:span><text:span text:style-name="Strong_20_Emphasis"><text:span text:style-name="T40"><text:note-ref text:note-class="footnote" text:reference-format="text" text:ref-name="ftn8">1</text:note-ref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59">ter</text:span></text:span><text:span text:style-name="Strong_20_Emphasis"><text:span text:style-name="T160">m</text:span></text:span><text:span text:style-name="Strong_20_Emphasis"><text:span text:style-name="T79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61">Terminalvenster</text:span></text:span><text:span text:style-name="Strong_20_Emphasis"><text:span text:style-name="T79">. </text:span></text:span></text:p>
          </table:table-cell>
        </table:table-row>
        <table:table-row table:style-name="TableLine94189751503072">
          <table:table-cell table:style-name="_33_._5f_Installatie_5f_afronden.A1" office:value-type="string">
            <text:p text:style-name="P73"><text:span text:style-name="Strong_20_Emphasis"><text:span text:style-name="T70"/></text:span></text:p>
          </table:table-cell>
          <table:table-cell table:style-name="_33_._5f_Installatie_5f_afronden.A1" office:value-type="string">
            <text:p text:style-name="P76"><text:span text:style-name="T4">Typ</text:span><text:span text:style-name="Strong_20_Emphasis"><text:span text:style-name="T83">, of </text:span></text:span><text:span text:style-name="Strong_20_Emphasis"><text:span text:style-name="T79">kopieer en plak, de</text:span></text:span><text:span text:style-name="Strong_20_Emphasis"><text:span text:style-name="T109">z</text:span></text:span><text:span text:style-name="Strong_20_Emphasis"><text:span text:style-name="T110">e</text:span></text:span><text:span text:style-name="Strong_20_Emphasis"><text:span text:style-name="T79"> </text:span></text:span><text:span text:style-name="Strong_20_Emphasis"><text:span text:style-name="T85">drie </text:span></text:span><text:span text:style-name="Strong_20_Emphasis"><text:span text:style-name="T79">opdrachten, ieder gevolgd door de </text:span></text:span><text:span text:style-name="Strong_20_Emphasis"><text:span text:style-name="T74">Enter</text:span></text:span><text:span text:style-name="Strong_20_Emphasis"><text:span text:style-name="T73">-toets:<text:line-break/></text:span></text:span><text:span text:style-name="User_20_Entry"><text:span text:style-name="T36">sudo</text:span></text:span><text:span text:style-name="User_20_Entry"><text:span text:style-name="T37"> </text:span></text:span><text:span text:style-name="User_20_Entry"><text:span text:style-name="T36">apt install wget</text:span></text:span><text:span text:style-name="User_20_Entry"><text:span text:style-name="T37"><text:line-break/>wget karelzimmer.nl/</text:span></text:span><text:span text:style-name="User_20_Entry"><text:span text:style-name="T38">kz</text:span></text:span><text:span text:style-name="User_20_Entry"><text:span text:style-name="T37"><text:line-break/>bash </text:span></text:span><text:span text:style-name="User_20_Entry"><text:span text:style-name="T38">kz</text:span></text:span></text:p>
          </table:table-cell>
        </table:table-row>
        <table:table-row table:style-name="TableLine94189751540432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2"><text:span text:style-name="Strong_20_Emphasis"><text:span text:style-name="T85">V</text:span></text:span><text:span text:style-name="Strong_20_Emphasis"><text:span text:style-name="T86">olg </text:span></text:span><text:span text:style-name="Strong_20_Emphasis"><text:span text:style-name="T87">de aanwijzingen op het scherm.</text:span></text:span></text:p>
          </table:table-cell>
        </table:table-row>
        <table:table-row table:style-name="TableLine94189751516512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189751584848">
          <table:table-cell table:style-name="_33_._5f_Installatie_5f_afronden.A1" office:value-type="string">
            <text:p text:style-name="P70"><text:span text:style-name="Strong_20_Emphasis"><text:span text:style-name="T70"><text:s/></text:span></text:span><text:span text:style-name="Strong_20_Emphasis"><text:span text:style-name="T126"><draw:control text:anchor-type="as-char" draw:z-index="9" draw:name="Vorm33" draw:style-name="gr1" draw:text-style-name="P120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111">Rond de</text:span></text:span><text:span text:style-name="Strong_20_Emphasis"><text:span text:style-name="T112"> installatie </text:span></text:span><text:span text:style-name="Strong_20_Emphasis"><text:span text:style-name="T111">af</text:span></text:span><text:span text:style-name="Strong_20_Emphasis"><text:span text:style-name="T111"><text:note text:id="ftn9" text:note-class="footnote"><text:note-citation>2</text:note-citation><text:note-body><text:p text:style-name="Footnote">De installatie kan nagelopen worden met bestand <text:span text:style-name="T413">Apps</text:span> in map <text:span text:style-name="T413">kz</text:span> in <text:span text:style-name="T413">Documenten</text:span>.</text:p></text:note-body></text:note></text:span></text:span><text:span text:style-name="Strong_20_Emphasis"><text:span text:style-name="T111"> </text:span></text:span><text:span text:style-name="Strong_20_Emphasis"><text:span text:style-name="T73">via </text:span></text:span><text:span text:style-name="Strong_20_Emphasis"><text:span text:style-name="T113">een</text:span></text:span><text:span text:style-name="Strong_20_Emphasis"><text:span text:style-name="T114"> druk</text:span></text:span><text:span text:style-name="Strong_20_Emphasis"><text:span text:style-name="T113"> op</text:span></text:span><text:span text:style-name="Strong_20_Emphasis"><text:span text:style-name="T82"> de </text:span></text:span><text:span text:style-name="Strong_20_Emphasis"><text:span text:style-name="T90">Super</text:span></text:span><text:span text:style-name="Strong_20_Emphasis"><text:span text:style-name="T82">-toets</text:span></text:span><text:span text:style-name="Strong_20_Emphasis"><text:span text:style-name="T40"><text:note-ref text:note-class="footnote" text:reference-format="text" text:ref-name="ftn8">1</text:note-ref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70">men</text:span></text:span><text:span text:style-name="Strong_20_Emphasis"><text:span text:style-name="T163">u</text:span></text:span><text:span text:style-name="Strong_20_Emphasis"><text:span text:style-name="T76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88">Installatiem</text:span></text:span><text:span text:style-name="Strong_20_Emphasis"><text:span text:style-name="T189">enu</text:span></text:span><text:span text:style-name="Strong_20_Emphasis"><text:span text:style-name="T76">.</text:span></text:span></text:p>
          </table:table-cell>
        </table:table-row>
        <table:table-row table:style-name="TableLine94189751542352">
          <table:table-cell table:style-name="_33_._5f_Installatie_5f_afronden.A1" office:value-type="string">
            <text:p text:style-name="P70"><text:span text:style-name="Strong_20_Emphasis"><text:span text:style-name="T70"/></text:span></text:p>
          </table:table-cell>
          <table:table-cell table:style-name="_33_._5f_Installatie_5f_afronden.A1" office:value-type="string">
            <text:p text:style-name="P90"><text:span text:style-name="Strong_20_Emphasis"><text:span text:style-name="T96">K</text:span></text:span><text:span text:style-name="Strong_20_Emphasis"><text:span text:style-name="T94">ie</text:span></text:span><text:span text:style-name="Strong_20_Emphasis"><text:span text:style-name="T95">s </text:span></text:span><text:span text:style-name="Strong_20_Emphasis"><text:span text:style-name="T196">3 </text:span></text:span><text:span text:style-name="Strong_20_Emphasis"><text:span text:style-name="T197">Installatie</text:span></text:span><text:span text:style-name="Strong_20_Emphasis"><text:span text:style-name="T198"> </text:span></text:span><text:span text:style-name="Strong_20_Emphasis"><text:span text:style-name="T199">afronden</text:span></text:span><text:span text:style-name="Strong_20_Emphasis"><text:span text:style-name="T96"> </text:span></text:span><text:span text:style-name="Strong_20_Emphasis"><text:span text:style-name="T97">en </text:span></text:span><text:span text:style-name="Strong_20_Emphasis"><text:span text:style-name="T115">v</text:span></text:span><text:span text:style-name="Strong_20_Emphasis"><text:span text:style-name="T87">olg de aanwijzingen op het scherm.</text:span></text:span></text:p>
          </table:table-cell>
        </table:table-row>
        <table:table-row table:style-name="TableLine94189751585440"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90"/>
          </table:table-cell>
        </table:table-row>
        <table:table-row table:style-name="TableLine94189751543840">
          <table:table-cell table:style-name="_33_._5f_Installatie_5f_afronden.A1" office:value-type="string">
            <text:p text:style-name="P102"><text:span text:style-name="Strong_20_Emphasis"><text:span text:style-name="T70"><text:s/></text:span></text:span><text:span text:style-name="Strong_20_Emphasis"><text:span text:style-name="T126"><draw:control text:anchor-type="as-char" draw:z-index="24" draw:name="Vorm33_0" draw:style-name="gr1" draw:text-style-name="P120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1">Herstart de computer</text:p>
          </table:table-cell>
        </table:table-row>
      </table:table>
      <text:p text:style-name="P65"><text:span text:style-name="Strong_20_Emphasis"><text:span text:style-name="T60"><text:tab/></text:span></text:span></text:p>
      <text:p text:style-name="P66"><text:span text:style-name="Strong_20_Emphasis"><text:span text:style-name="T97"/></text:span></text:p>
      <text:p text:style-name="P67"><text:span text:style-name="Strong_20_Emphasis"><text:span text:style-name="T87"/></text:span></text:p>
      <text:list xml:id="list131038501745372" text:continue-numbering="true" text:style-name="L1">
        <text:list-item>
          <text:p text:style-name="P116"><text:span text:style-name="Strong_20_Emphasis"><text:span text:style-name="T2">Gebruiker inrichten</text:span></text:span></text:p>
        </text:list-item>
      </text:list>
      <text:p text:style-name="P46"/>
      <table:table table:name="Tabel2" table:style-name="Tabel2">
        <table:table-column table:style-name="Tabel2.A"/>
        <table:table-column table:style-name="Tabel2.B"/>
        <table:table-row table:style-name="TableLine94189751602352">
          <table:table-cell table:style-name="Tabel2.A1" office:value-type="string">
            <text:p text:style-name="P86"><text:span text:style-name="Strong_20_Emphasis"><text:span text:style-name="T70"><text:s/></text:span></text:span><text:span text:style-name="Strong_20_Emphasis"><text:span text:style-name="T126"><draw:control text:anchor-type="as-char" draw:z-index="21" draw:name="Vorm36_0" draw:style-name="gr1" draw:text-style-name="P120" svg:width="0.35cm" svg:height="0.35cm" draw:control="control22"/></text:span></text:span></text:p>
          </table:table-cell>
          <table:table-cell table:style-name="Tabel2.A1" office:value-type="string">
            <text:p text:style-name="P54"><text:span text:style-name="Strong_20_Emphasis"><text:span text:style-name="T60">Aanmelden als </text:span></text:span><text:span text:style-name="Definition"><text:span text:style-name="T15">gebruiker</text:span></text:span><text:span text:style-name="Strong_20_Emphasis"><text:span text:style-name="T71"><text:note text:id="ftn10" text:note-class="footnote"><text:note-citation>1</text:note-citation><text:note-body><text:p text:style-name="P97"><text:span text:style-name="User_20_Entry"><text:span text:style-name="T228">E</text:span></text:span><text:span text:style-name="User_20_Entry"><text:span text:style-name="T258">v</text:span></text:span><text:span text:style-name="User_20_Entry"><text:span text:style-name="T259">en</text:span></text:span><text:span text:style-name="User_20_Entry"><text:span text:style-name="T261">t</text:span></text:span><text:span text:style-name="User_20_Entry"><text:span text:style-name="T262">uele </text:span></text:span><text:span text:style-name="User_20_Entry"><text:span text:style-name="T263">extra </text:span></text:span><text:span text:style-name="User_20_Entry"><text:span text:style-name="T266">gebruiker</text:span></text:span><text:span text:style-name="User_20_Entry"><text:span text:style-name="T263">s aanmelden </text:span></text:span><text:span text:style-name="User_20_Entry"><text:span text:style-name="T264">en dezelfde stappen uitvoeren</text:span></text:span><text:span text:style-name="User_20_Entry"><text:span text:style-name="T260">.</text:span></text:span></text:p></text:note-body></text:note></text:span></text:span><text:span text:style-name="Strong_20_Emphasis"><text:span text:style-name="T60">.</text:span></text:span></text:p>
          </table:table-cell>
        </table:table-row>
        <table:table-row table:style-name="TableLine94189751688384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189751649440">
          <table:table-cell table:style-name="Tabel2.A1" office:value-type="string">
            <text:p text:style-name="P91"><text:span text:style-name="Strong_20_Emphasis"><text:span text:style-name="T70"><text:s/></text:span></text:span><text:span text:style-name="Strong_20_Emphasis"><text:span text:style-name="T126"><draw:control text:anchor-type="as-char" draw:z-index="22" draw:name="Vorm36_2" draw:style-name="gr1" draw:text-style-name="P120" svg:width="0.35cm" svg:height="0.35cm" draw:control="control23"/></text:span></text:span></text:p>
          </table:table-cell>
          <table:table-cell table:style-name="Tabel2.A1" office:value-type="string">
            <text:p text:style-name="P53"><text:span text:style-name="Strong_20_Emphasis"><text:span text:style-name="T116">R</text:span></text:span><text:span text:style-name="Strong_20_Emphasis"><text:span text:style-name="T117">icht </text:span></text:span><text:span text:style-name="Strong_20_Emphasis"><text:span text:style-name="T118">de </text:span></text:span><text:span text:style-name="Definition"><text:span text:style-name="T29">gebruiker</text:span></text:span><text:span text:style-name="Strong_20_Emphasis"><text:span text:style-name="T117"> </text:span></text:span><text:span text:style-name="Strong_20_Emphasis"><text:span text:style-name="T119">in </text:span></text:span><text:span text:style-name="Strong_20_Emphasis"><text:span text:style-name="T73">via </text:span></text:span><text:span text:style-name="Strong_20_Emphasis"><text:span text:style-name="T113">een</text:span></text:span><text:span text:style-name="Strong_20_Emphasis"><text:span text:style-name="T114"> druk</text:span></text:span><text:span text:style-name="Strong_20_Emphasis"><text:span text:style-name="T113"> op</text:span></text:span><text:span text:style-name="Strong_20_Emphasis"><text:span text:style-name="T82"> de </text:span></text:span><text:span text:style-name="Strong_20_Emphasis"><text:span text:style-name="T90">Super</text:span></text:span><text:span text:style-name="Strong_20_Emphasis"><text:span text:style-name="T82">-toets</text:span></text:span><text:span text:style-name="Strong_20_Emphasis"><text:span text:style-name="T40"><text:note text:id="ftn11" text:note-class="footnote"><text:note-citation>2</text:note-citation><text:note-body><text:p text:style-name="P28"><text:span text:style-name="T297">D</text:span>e <text:span text:style-name="T425">Super</text:span>-toets <text:span text:style-name="T297">is </text:span>de Windows<text:span text:style-name="T423">-</text:span><text:span text:style-name="T424">toets</text:span>, <text:span text:style-name="T423">C</text:span>ommand-<text:span text:style-name="T424">toets</text:span>, of <text:span text:style-name="T423">V</text:span>ergrootglas-toets.</text:p></text:note-body></text:note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70">men</text:span></text:span><text:span text:style-name="Strong_20_Emphasis"><text:span text:style-name="T163">u</text:span></text:span><text:span text:style-name="Strong_20_Emphasis"><text:span text:style-name="T76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88">Installatiem</text:span></text:span><text:span text:style-name="Strong_20_Emphasis"><text:span text:style-name="T189">enu</text:span></text:span><text:span text:style-name="Strong_20_Emphasis"><text:span text:style-name="T76">.</text:span></text:span></text:p>
          </table:table-cell>
        </table:table-row>
        <table:table-row table:style-name="TableLine94189751650064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3"><text:span text:style-name="Strong_20_Emphasis"><text:span text:style-name="T96">K</text:span></text:span><text:span text:style-name="Strong_20_Emphasis"><text:span text:style-name="T94">ie</text:span></text:span><text:span text:style-name="Strong_20_Emphasis"><text:span text:style-name="T95">s </text:span></text:span><text:span text:style-name="Strong_20_Emphasis"><text:span text:style-name="T196">4 </text:span></text:span><text:span text:style-name="Strong_20_Emphasis"><text:span text:style-name="T171">Gebruiker inrichten</text:span></text:span><text:span text:style-name="Strong_20_Emphasis"><text:span text:style-name="T96"> </text:span></text:span><text:span text:style-name="Strong_20_Emphasis"><text:span text:style-name="T97">en </text:span></text:span><text:span text:style-name="Strong_20_Emphasis"><text:span text:style-name="T120">v</text:span></text:span><text:span text:style-name="Strong_20_Emphasis"><text:span text:style-name="T87">olg de aanwijzingen op het scherm</text:span></text:span><text:span text:style-name="Strong_20_Emphasis"><text:span text:style-name="T158">.</text:span></text:span></text:p>
          </table:table-cell>
        </table:table-row>
        <table:table-row table:style-name="TableLine94189751650688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3"/>
          </table:table-cell>
        </table:table-row>
        <table:table-row table:style-name="TableLine94189751651312">
          <table:table-cell table:style-name="Tabel2.A1" office:value-type="string">
            <text:p text:style-name="P22"><text:span text:style-name="Strong_20_Emphasis"><text:span text:style-name="T124"><text:s/></text:span></text:span><text:span text:style-name="Strong_20_Emphasis"><text:span text:style-name="T128"><draw:control text:anchor-type="as-char" draw:z-index="28" draw:name="Vorm36_ 1" draw:style-name="gr1" draw:text-style-name="P120" svg:width="0.35cm" svg:height="0.35cm" draw:control="control29"/></text:span></text:span></text:p>
          </table:table-cell>
          <table:table-cell table:style-name="Tabel2.A1" office:value-type="string">
            <text:p text:style-name="P107">Wijzig <text:span text:style-name="T429">de a</text:span>chtergrond<text:span text:style-name="T430"> </text:span><text:span text:style-name="T429">v</text:span><text:span text:style-name="T8">ia </text:span><text:span text:style-name="T9">een druk op </text:span><text:span text:style-name="T8">d</text:span><text:span text:style-name="T331">e </text:span><text:span text:style-name="T332">Super</text:span><text:span text:style-name="T331">-toets</text:span><text:span text:style-name="T379"><text:note-ref text:note-class="footnote" text:reference-format="text" text:ref-name="ftn11">2</text:note-ref></text:span><text:span text:style-name="T331">, </text:span><text:span text:style-name="T333">zoek </text:span><text:span text:style-name="T341">acht</text:span><text:span text:style-name="T333"> en klik achter </text:span><text:span text:style-name="T341">Instellingen</text:span><text:span text:style-name="T333"> op </text:span><text:span text:style-name="T341">Achtergrond</text:span><text:span text:style-name="T331">.</text:span></text:p>
            <text:p text:style-name="P108"><text:span text:style-name="T336">Klik op </text:span><text:span text:style-name="T343">Afbeelding toevoegen</text:span><text:span text:style-name="T336">.</text:span><text:span text:style-name="T331"><text:line-break/></text:span><text:span text:style-name="T334">Gebruik </text:span><text:span text:style-name="T335">de </text:span><text:span text:style-name="T336">locatie</text:span> in <text:span text:style-name="T414">Persoonlijke map</text:span><text:span text:style-name="T433"> /</text:span> <text:span text:style-name="T414">kz-</text:span><text:span text:style-name="T415">data</text:span><text:span text:style-name="T433"> / </text:span><text:span text:style-name="T21">A</text:span><text:span text:style-name="T413">chtergrond</text:span><text:span text:style-name="T434">.</text:span></text:p>
          </table:table-cell>
        </table:table-row>
        <table:table-row table:style-name="TableLine94189751625600">
          <table:table-cell table:style-name="Tabel2.A1" office:value-type="string">
            <text:p text:style-name="P22"><text:span text:style-name="Strong_20_Emphasis"><text:span text:style-name="T124"><text:s/></text:span></text:span><text:span text:style-name="Strong_20_Emphasis"><text:span text:style-name="T128"><draw:control text:anchor-type="as-char" draw:z-index="29" draw:name="Vorm36_ 2" draw:style-name="gr1" draw:text-style-name="P120" svg:width="0.35cm" svg:height="0.35cm" draw:control="control30"/></text:span></text:span></text:p>
          </table:table-cell>
          <table:table-cell table:style-name="Tabel2.A1" office:value-type="string">
            <text:p text:style-name="P111">Wijzig <text:span text:style-name="T431">de g</text:span>ebruikersfoto <text:span text:style-name="T429">v</text:span><text:span text:style-name="T8">ia </text:span><text:span text:style-name="T9">een druk op </text:span><text:span text:style-name="T8">d</text:span><text:span text:style-name="T331">e </text:span><text:span text:style-name="T332">Super</text:span><text:span text:style-name="T331">-toets</text:span><text:span text:style-name="T379"><text:note-ref text:note-class="footnote" text:reference-format="text" text:ref-name="ftn11">2</text:note-ref></text:span><text:span text:style-name="T331">, </text:span><text:span text:style-name="T333">zoek </text:span><text:span text:style-name="T342">gebr</text:span><text:span text:style-name="T333"> en klik achter </text:span><text:span text:style-name="T341">Instellingen</text:span><text:span text:style-name="T333"> op </text:span><text:span text:style-name="T342">Gebruikers</text:span><text:span text:style-name="T331">.</text:span></text:p>
            <text:p text:style-name="P109"><text:span text:style-name="T337">Klik op </text:span><text:span text:style-name="Strong_20_Emphasis"><text:span text:style-name="T301">Ontgrendelen</text:span></text:span><text:span text:style-name="T337">.</text:span></text:p>
            <text:p text:style-name="P109"><text:span text:style-name="T337">Klik op afbeelding voor </text:span><text:span text:style-name="Definition"><text:span text:style-name="T30">gebruiker</text:span></text:span><text:span text:style-name="T337">.</text:span></text:p>
            <text:p text:style-name="P110"><text:span text:style-name="T337">Klik op </text:span><text:span text:style-name="Strong_20_Emphasis"><text:span text:style-name="T301">Selecteer een bestand</text:span></text:span><text:span text:style-name="T337">.</text:span><text:span text:style-name="T331"><text:line-break/></text:span><text:span text:style-name="T338">Gebruik de foto </text:span><text:span text:style-name="T339">in</text:span><text:span text:style-name="T338"> </text:span><text:span text:style-name="T344">Persoonlijke map</text:span><text:span text:style-name="T338"> / </text:span><text:span text:style-name="T344">kz-</text:span><text:span text:style-name="T346">data</text:span><text:span text:style-name="T338"> / </text:span><text:span text:style-name="T340">Gebruikersfoto</text:span><text:span text:style-name="T328">.</text:span></text:p>
          </table:table-cell>
        </table:table-row>
        <table:table-row table:style-name="TableLine94189751626224">
          <table:table-cell table:style-name="Tabel2.A1" office:value-type="string">
            <text:p text:style-name="P23"><text:span text:style-name="Strong_20_Emphasis"><text:span text:style-name="T124"><text:s/></text:span></text:span><text:span text:style-name="Strong_20_Emphasis"><text:span text:style-name="T128"><draw:control text:anchor-type="as-char" draw:z-index="30" draw:name="Vorm36_ 3" draw:style-name="gr1" draw:text-style-name="P120" svg:width="0.35cm" svg:height="0.35cm" draw:control="control31"/></text:span></text:span></text:p>
          </table:table-cell>
          <table:table-cell table:style-name="Tabel2.A1" office:value-type="string">
            <text:p text:style-name="P112">Controleer <text:span text:style-name="T432">de f</text:span>avorieten met <text:span text:style-name="T344">Persoonlijke map</text:span><text:span text:style-name="T338"> / </text:span><text:span text:style-name="T344">kz-</text:span><text:span text:style-name="T346">data</text:span><text:span text:style-name="T338"> / </text:span><text:span text:style-name="T345">Favorieten</text:span><text:span text:style-name="T328">.</text:span></text:p>
          </table:table-cell>
        </table:table-row>
        <table:table-row table:style-name="TableLine94189751626848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61"/>
          </table:table-cell>
        </table:table-row>
        <table:table-row table:style-name="TableLine94189751627472">
          <table:table-cell table:style-name="Tabel2.A1" office:value-type="string">
            <text:p text:style-name="P20"><text:span text:style-name="Strong_20_Emphasis"><text:span text:style-name="T124"><text:s/></text:span></text:span><text:span text:style-name="Strong_20_Emphasis"><text:span text:style-name="T128"><draw:control text:anchor-type="as-char" draw:z-index="23" draw:name="Vorm36_1" draw:style-name="gr1" draw:text-style-name="P120" svg:width="0.35cm" svg:height="0.35cm" draw:control="control24"/></text:span></text:span></text:p>
          </table:table-cell>
          <table:table-cell table:style-name="Tabel2.A1" office:value-type="string">
            <text:p text:style-name="P61">Afmelden.</text:p>
          </table:table-cell>
        </table:table-row>
      </table:table>
      <text:p text:style-name="P48"><text:span text:style-name="Strong_20_Emphasis"><text:span text:style-name="T121"/></text:span></text:p>
      <text:p text:style-name="P19"/>
      <text:p text:style-name="P95"><text:span text:style-name="T213">E</text:span><text:span text:style-name="T214">inde c</text:span><text:span text:style-name="T215">hecklist, </text:span><text:span text:style-name="T216">d</text:span><text:span text:style-name="T215">e</text:span><text:span text:style-name="T320"> installatie van </text:span><text:span text:style-name="T320"><text:reference-ref text:reference-format="text" text:ref-name="Distributie">Debian</text:reference-ref></text:span><text:span text:style-name="T320"><text:s/></text:span><text:span text:style-name="Strong_20_Emphasis"><text:span text:style-name="T321">GNU/Linux</text:span></text:span><text:span text:style-name="Strong_20_Emphasis"><text:span text:style-name="T320"> </text:span></text:span><text:span text:style-name="T322"><text:reference-ref text:reference-format="text" text:ref-name="Versie">11</text:reference-ref></text:span><text:span text:style-name="Strong_20_Emphasis"><text:span text:style-name="T324"><text:s/></text:span></text:span><text:span text:style-name="Strong_20_Emphasis"><text:span text:style-name="T325">LTS</text:span></text:span><text:span text:style-name="T323"> </text:span><text:span text:style-name="T320"><text:reference-ref text:reference-format="text" text:ref-name="Editie">desktop</text:reference-ref></text:span><text:span text:style-name="T320"><text:s/>is voltooid.</text:span></text:p>
      <text:p text:style-name="P47"/>
      <text:p text:style-name="P38"><text:span text:style-name="T138">Geschreven</text:span><text:span text:style-name="T67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7">&gt;</text:span><text:span text:style-name="T6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6-18T13:10:38.015786418">18-06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subject>Installatie PC software</dc:subject>
    <meta:initial-creator>Karel Zimmer</meta:initial-creator>
    <meta:creation-date>1995-11-21T17:41:00</meta:creation-date>
    <dc:date>2022-06-18T13:10:37.899927863</dc:date>
    <meta:keyword>Installatie</meta:keyword>
    <meta:keyword>Checklist</meta:keyword>
    <meta:keyword>Linux</meta:keyword>
    <meta:editing-cycles>6551</meta:editing-cycles>
    <meta:editing-duration>P11DT14H13M20S</meta:editing-duration>
    <meta:print-date>2021-03-23T20:07:57.967210640</meta:print-date>
    <dc:creator>Karel Zimmer</dc:creator>
    <meta:document-statistic meta:table-count="4" meta:image-count="0" meta:object-count="0" meta:page-count="4" meta:paragraph-count="113" meta:word-count="955" meta:character-count="6433" meta:non-whitespace-character-count="5516"/>
    <meta:user-defined meta:name="Info 1"/>
    <meta:user-defined meta:name="Info 2"/>
    <meta:user-defined meta:name="Info 3"/>
    <meta:user-defined meta:name="Info 4"/>
  </office:meta>
</office:document-meta>
</file>